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6.992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1.901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RedUTM10x10_5f_AB_5f_Union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fo:padding="0.071cm"/>
    </style:style>
    <style:style style:name="ce3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RedUTM10x10_AB_Un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49" table:default-cell-style-name="ce3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FID_RedUTM</text:p>
          </table:table-cell>
          <table:table-cell table:style-name="ce1" office:value-type="string" calcext:value-type="string">
            <text:p>CUADRICULA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PERIMETER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COD_MUN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H5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05000" calcext:value-type="float">
            <text:p>4205000</text:p>
          </table:table-cell>
          <table:table-cell office:value-type="float" office:value="433127360" calcext:value-type="float">
            <text:p>433127360</text:p>
          </table:table-cell>
          <table:table-cell office:value-type="float" office:value="94498.953" calcext:value-type="float">
            <text:p>94499</text:p>
          </table:table-cell>
          <table:table-cell office:value-type="string" calcext:value-type="string">
            <text:p>Nerpio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301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15000" calcext:value-type="float">
            <text:p>4215000</text:p>
          </table:table-cell>
          <table:table-cell office:value-type="float" office:value="433127360" calcext:value-type="float">
            <text:p>433127360</text:p>
          </table:table-cell>
          <table:table-cell office:value-type="float" office:value="94498.953" calcext:value-type="float">
            <text:p>94499</text:p>
          </table:table-cell>
          <table:table-cell office:value-type="string" calcext:value-type="string">
            <text:p>Nerpio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401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15000" calcext:value-type="float">
            <text:p>4215000</text:p>
          </table:table-cell>
          <table:table-cell office:value-type="float" office:value="433127360" calcext:value-type="float">
            <text:p>433127360</text:p>
          </table:table-cell>
          <table:table-cell office:value-type="float" office:value="94498.953" calcext:value-type="float">
            <text:p>94499</text:p>
          </table:table-cell>
          <table:table-cell office:value-type="string" calcext:value-type="string">
            <text:p>Nerpio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501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15000" calcext:value-type="float">
            <text:p>4215000</text:p>
          </table:table-cell>
          <table:table-cell office:value-type="float" office:value="433127360" calcext:value-type="float">
            <text:p>433127360</text:p>
          </table:table-cell>
          <table:table-cell office:value-type="float" office:value="94498.953" calcext:value-type="float">
            <text:p>94499</text:p>
          </table:table-cell>
          <table:table-cell office:value-type="string" calcext:value-type="string">
            <text:p>Nerpio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601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15000" calcext:value-type="float">
            <text:p>4215000</text:p>
          </table:table-cell>
          <table:table-cell office:value-type="float" office:value="433127360" calcext:value-type="float">
            <text:p>433127360</text:p>
          </table:table-cell>
          <table:table-cell office:value-type="float" office:value="94498.953" calcext:value-type="float">
            <text:p>94499</text:p>
          </table:table-cell>
          <table:table-cell office:value-type="string" calcext:value-type="string">
            <text:p>Nerpio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40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25000" calcext:value-type="float">
            <text:p>422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40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25000" calcext:value-type="float">
            <text:p>4225000</text:p>
          </table:table-cell>
          <table:table-cell office:value-type="float" office:value="433127360" calcext:value-type="float">
            <text:p>433127360</text:p>
          </table:table-cell>
          <table:table-cell office:value-type="float" office:value="94498.953" calcext:value-type="float">
            <text:p>94499</text:p>
          </table:table-cell>
          <table:table-cell office:value-type="string" calcext:value-type="string">
            <text:p>Nerpio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502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25000" calcext:value-type="float">
            <text:p>422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502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25000" calcext:value-type="float">
            <text:p>4225000</text:p>
          </table:table-cell>
          <table:table-cell office:value-type="float" office:value="433127360" calcext:value-type="float">
            <text:p>433127360</text:p>
          </table:table-cell>
          <table:table-cell office:value-type="float" office:value="94498.953" calcext:value-type="float">
            <text:p>94499</text:p>
          </table:table-cell>
          <table:table-cell office:value-type="string" calcext:value-type="string">
            <text:p>Nerpio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602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25000" calcext:value-type="float">
            <text:p>4225000</text:p>
          </table:table-cell>
          <table:table-cell office:value-type="float" office:value="265239520" calcext:value-type="float">
            <text:p>265239520</text:p>
          </table:table-cell>
          <table:table-cell office:value-type="float" office:value="78529.75" calcext:value-type="float">
            <text:p>78530</text:p>
          </table:table-cell>
          <table:table-cell office:value-type="string" calcext:value-type="string">
            <text:p>Letur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602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25000" calcext:value-type="float">
            <text:p>4225000</text:p>
          </table:table-cell>
          <table:table-cell office:value-type="float" office:value="433127360" calcext:value-type="float">
            <text:p>433127360</text:p>
          </table:table-cell>
          <table:table-cell office:value-type="float" office:value="94498.953" calcext:value-type="float">
            <text:p>94499</text:p>
          </table:table-cell>
          <table:table-cell office:value-type="string" calcext:value-type="string">
            <text:p>Nerpio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H702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25000" calcext:value-type="float">
            <text:p>4225000</text:p>
          </table:table-cell>
          <table:table-cell office:value-type="float" office:value="265239520" calcext:value-type="float">
            <text:p>265239520</text:p>
          </table:table-cell>
          <table:table-cell office:value-type="float" office:value="78529.75" calcext:value-type="float">
            <text:p>78530</text:p>
          </table:table-cell>
          <table:table-cell office:value-type="string" calcext:value-type="string">
            <text:p>Letur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H403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35000" calcext:value-type="float">
            <text:p>423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H503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35000" calcext:value-type="float">
            <text:p>423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H503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35000" calcext:value-type="float">
            <text:p>4235000</text:p>
          </table:table-cell>
          <table:table-cell office:value-type="float" office:value="433127360" calcext:value-type="float">
            <text:p>433127360</text:p>
          </table:table-cell>
          <table:table-cell office:value-type="float" office:value="94498.953" calcext:value-type="float">
            <text:p>94499</text:p>
          </table:table-cell>
          <table:table-cell office:value-type="string" calcext:value-type="string">
            <text:p>Nerpio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603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35000" calcext:value-type="float">
            <text:p>423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603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35000" calcext:value-type="float">
            <text:p>4235000</text:p>
          </table:table-cell>
          <table:table-cell office:value-type="float" office:value="265239520" calcext:value-type="float">
            <text:p>265239520</text:p>
          </table:table-cell>
          <table:table-cell office:value-type="float" office:value="78529.75" calcext:value-type="float">
            <text:p>78530</text:p>
          </table:table-cell>
          <table:table-cell office:value-type="string" calcext:value-type="string">
            <text:p>Letur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603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35000" calcext:value-type="float">
            <text:p>4235000</text:p>
          </table:table-cell>
          <table:table-cell office:value-type="float" office:value="433127360" calcext:value-type="float">
            <text:p>433127360</text:p>
          </table:table-cell>
          <table:table-cell office:value-type="float" office:value="94498.953" calcext:value-type="float">
            <text:p>94499</text:p>
          </table:table-cell>
          <table:table-cell office:value-type="string" calcext:value-type="string">
            <text:p>Nerpio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703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35000" calcext:value-type="float">
            <text:p>4235000</text:p>
          </table:table-cell>
          <table:table-cell office:value-type="float" office:value="265239520" calcext:value-type="float">
            <text:p>265239520</text:p>
          </table:table-cell>
          <table:table-cell office:value-type="float" office:value="78529.75" calcext:value-type="float">
            <text:p>78530</text:p>
          </table:table-cell>
          <table:table-cell office:value-type="string" calcext:value-type="string">
            <text:p>Letur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803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35000" calcext:value-type="float">
            <text:p>4235000</text:p>
          </table:table-cell>
          <table:table-cell office:value-type="float" office:value="138911008" calcext:value-type="float">
            <text:p>138911008</text:p>
          </table:table-cell>
          <table:table-cell office:value-type="float" office:value="63970.906" calcext:value-type="float">
            <text:p>63971</text:p>
          </table:table-cell>
          <table:table-cell office:value-type="string" calcext:value-type="string">
            <text:p>Socovos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803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35000" calcext:value-type="float">
            <text:p>4235000</text:p>
          </table:table-cell>
          <table:table-cell office:value-type="float" office:value="265239520" calcext:value-type="float">
            <text:p>265239520</text:p>
          </table:table-cell>
          <table:table-cell office:value-type="float" office:value="78529.75" calcext:value-type="float">
            <text:p>78530</text:p>
          </table:table-cell>
          <table:table-cell office:value-type="string" calcext:value-type="string">
            <text:p>Letur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H903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35000" calcext:value-type="float">
            <text:p>4235000</text:p>
          </table:table-cell>
          <table:table-cell office:value-type="float" office:value="138911008" calcext:value-type="float">
            <text:p>138911008</text:p>
          </table:table-cell>
          <table:table-cell office:value-type="float" office:value="63970.906" calcext:value-type="float">
            <text:p>63971</text:p>
          </table:table-cell>
          <table:table-cell office:value-type="string" calcext:value-type="string">
            <text:p>Socovos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404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404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128096627.12" calcext:value-type="float">
            <text:p>128096627</text:p>
          </table:table-cell>
          <table:table-cell office:value-type="float" office:value="88903.096" calcext:value-type="float">
            <text:p>88903</text:p>
          </table:table-cell>
          <table:table-cell office:value-type="string" calcext:value-type="string">
            <text:p>Vianos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H504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H604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235395328" calcext:value-type="float">
            <text:p>235395328</text:p>
          </table:table-cell>
          <table:table-cell office:value-type="float" office:value="80321.328" calcext:value-type="float">
            <text:p>80321</text:p>
          </table:table-cell>
          <table:table-cell office:value-type="string" calcext:value-type="string">
            <text:p>Elche de la sierra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H604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H604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265239520" calcext:value-type="float">
            <text:p>265239520</text:p>
          </table:table-cell>
          <table:table-cell office:value-type="float" office:value="78529.75" calcext:value-type="float">
            <text:p>78530</text:p>
          </table:table-cell>
          <table:table-cell office:value-type="string" calcext:value-type="string">
            <text:p>Letur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704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235395328" calcext:value-type="float">
            <text:p>235395328</text:p>
          </table:table-cell>
          <table:table-cell office:value-type="float" office:value="80321.328" calcext:value-type="float">
            <text:p>80321</text:p>
          </table:table-cell>
          <table:table-cell office:value-type="string" calcext:value-type="string">
            <text:p>Elche de la sierra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704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704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265239520" calcext:value-type="float">
            <text:p>265239520</text:p>
          </table:table-cell>
          <table:table-cell office:value-type="float" office:value="78529.75" calcext:value-type="float">
            <text:p>78530</text:p>
          </table:table-cell>
          <table:table-cell office:value-type="string" calcext:value-type="string">
            <text:p>Letur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H804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126278576" calcext:value-type="float">
            <text:p>126278576</text:p>
          </table:table-cell>
          <table:table-cell office:value-type="float" office:value="56381.176" calcext:value-type="float">
            <text:p>56381</text:p>
          </table:table-cell>
          <table:table-cell office:value-type="string" calcext:value-type="string">
            <text:p>Ferez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H804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138911008" calcext:value-type="float">
            <text:p>138911008</text:p>
          </table:table-cell>
          <table:table-cell office:value-type="float" office:value="63970.906" calcext:value-type="float">
            <text:p>63971</text:p>
          </table:table-cell>
          <table:table-cell office:value-type="string" calcext:value-type="string">
            <text:p>Socovos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H804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265239520" calcext:value-type="float">
            <text:p>265239520</text:p>
          </table:table-cell>
          <table:table-cell office:value-type="float" office:value="78529.75" calcext:value-type="float">
            <text:p>78530</text:p>
          </table:table-cell>
          <table:table-cell office:value-type="string" calcext:value-type="string">
            <text:p>Letur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H904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126278576" calcext:value-type="float">
            <text:p>126278576</text:p>
          </table:table-cell>
          <table:table-cell office:value-type="float" office:value="56381.176" calcext:value-type="float">
            <text:p>56381</text:p>
          </table:table-cell>
          <table:table-cell office:value-type="string" calcext:value-type="string">
            <text:p>Ferez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H904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138911008" calcext:value-type="float">
            <text:p>138911008</text:p>
          </table:table-cell>
          <table:table-cell office:value-type="float" office:value="63970.906" calcext:value-type="float">
            <text:p>63971</text:p>
          </table:table-cell>
          <table:table-cell office:value-type="string" calcext:value-type="string">
            <text:p>Socovos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H004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H004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126278576" calcext:value-type="float">
            <text:p>126278576</text:p>
          </table:table-cell>
          <table:table-cell office:value-type="float" office:value="56381.176" calcext:value-type="float">
            <text:p>56381</text:p>
          </table:table-cell>
          <table:table-cell office:value-type="string" calcext:value-type="string">
            <text:p>Ferez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H004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138911008" calcext:value-type="float">
            <text:p>138911008</text:p>
          </table:table-cell>
          <table:table-cell office:value-type="float" office:value="63970.906" calcext:value-type="float">
            <text:p>63971</text:p>
          </table:table-cell>
          <table:table-cell office:value-type="string" calcext:value-type="string">
            <text:p>Socovos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H104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H204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H30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45000" calcext:value-type="float">
            <text:p>424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305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69919392" calcext:value-type="float">
            <text:p>69919392</text:p>
          </table:table-cell>
          <table:table-cell office:value-type="float" office:value="39022.816" calcext:value-type="float">
            <text:p>39023</text:p>
          </table:table-cell>
          <table:table-cell office:value-type="string" calcext:value-type="string">
            <text:p>Villaverde de Guadalimar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305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22378308.844" calcext:value-type="float">
            <text:p>22378309</text:p>
          </table:table-cell>
          <table:table-cell office:value-type="float" office:value="31746.71" calcext:value-type="float">
            <text:p>31747</text:p>
          </table:table-cell>
          <table:table-cell office:value-type="string" calcext:value-type="string">
            <text:p>Cotillas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H405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69919392" calcext:value-type="float">
            <text:p>69919392</text:p>
          </table:table-cell>
          <table:table-cell office:value-type="float" office:value="39022.816" calcext:value-type="float">
            <text:p>39023</text:p>
          </table:table-cell>
          <table:table-cell office:value-type="string" calcext:value-type="string">
            <text:p>Villaverde de Guadalimar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H405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H405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81960438.406" calcext:value-type="float">
            <text:p>81960438</text:p>
          </table:table-cell>
          <table:table-cell office:value-type="float" office:value="56150.341" calcext:value-type="float">
            <text:p>56150</text:p>
          </table:table-cell>
          <table:table-cell office:value-type="string" calcext:value-type="string">
            <text:p>Riopar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H405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128096627.12" calcext:value-type="float">
            <text:p>128096627</text:p>
          </table:table-cell>
          <table:table-cell office:value-type="float" office:value="88903.096" calcext:value-type="float">
            <text:p>88903</text:p>
          </table:table-cell>
          <table:table-cell office:value-type="string" calcext:value-type="string">
            <text:p>Vianos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H405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22378308.844" calcext:value-type="float">
            <text:p>22378309</text:p>
          </table:table-cell>
          <table:table-cell office:value-type="float" office:value="31746.71" calcext:value-type="float">
            <text:p>31747</text:p>
          </table:table-cell>
          <table:table-cell office:value-type="string" calcext:value-type="string">
            <text:p>Cotillas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H505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145352128" calcext:value-type="float">
            <text:p>145352128</text:p>
          </table:table-cell>
          <table:table-cell office:value-type="float" office:value="67015.695" calcext:value-type="float">
            <text:p>67016</text:p>
          </table:table-cell>
          <table:table-cell office:value-type="string" calcext:value-type="string">
            <text:p>Molinicos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H505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H505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81960438.406" calcext:value-type="float">
            <text:p>81960438</text:p>
          </table:table-cell>
          <table:table-cell office:value-type="float" office:value="56150.341" calcext:value-type="float">
            <text:p>56150</text:p>
          </table:table-cell>
          <table:table-cell office:value-type="string" calcext:value-type="string">
            <text:p>Riopar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H505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128096627.12" calcext:value-type="float">
            <text:p>128096627</text:p>
          </table:table-cell>
          <table:table-cell office:value-type="float" office:value="88903.096" calcext:value-type="float">
            <text:p>88903</text:p>
          </table:table-cell>
          <table:table-cell office:value-type="string" calcext:value-type="string">
            <text:p>Vianos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H605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145352128" calcext:value-type="float">
            <text:p>145352128</text:p>
          </table:table-cell>
          <table:table-cell office:value-type="float" office:value="67015.695" calcext:value-type="float">
            <text:p>67016</text:p>
          </table:table-cell>
          <table:table-cell office:value-type="string" calcext:value-type="string">
            <text:p>Molinicos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H605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235395328" calcext:value-type="float">
            <text:p>235395328</text:p>
          </table:table-cell>
          <table:table-cell office:value-type="float" office:value="80321.328" calcext:value-type="float">
            <text:p>80321</text:p>
          </table:table-cell>
          <table:table-cell office:value-type="string" calcext:value-type="string">
            <text:p>Elche de la sierra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H605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H705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235395328" calcext:value-type="float">
            <text:p>235395328</text:p>
          </table:table-cell>
          <table:table-cell office:value-type="float" office:value="80321.328" calcext:value-type="float">
            <text:p>80321</text:p>
          </table:table-cell>
          <table:table-cell office:value-type="string" calcext:value-type="string">
            <text:p>Elche de la sierra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H705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511470656" calcext:value-type="float">
            <text:p>511470656</text:p>
          </table:table-cell>
          <table:table-cell office:value-type="float" office:value="115515.992" calcext:value-type="float">
            <text:p>115516</text:p>
          </table:table-cell>
          <table:table-cell office:value-type="string" calcext:value-type="string">
            <text:p>Yeste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H705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265239520" calcext:value-type="float">
            <text:p>265239520</text:p>
          </table:table-cell>
          <table:table-cell office:value-type="float" office:value="78529.75" calcext:value-type="float">
            <text:p>78530</text:p>
          </table:table-cell>
          <table:table-cell office:value-type="string" calcext:value-type="string">
            <text:p>Letur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H805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311025920" calcext:value-type="float">
            <text:p>311025920</text:p>
          </table:table-cell>
          <table:table-cell office:value-type="float" office:value="78099.062" calcext:value-type="float">
            <text:p>78099</text:p>
          </table:table-cell>
          <table:table-cell office:value-type="string" calcext:value-type="string">
            <text:p>Lietor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H805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235395328" calcext:value-type="float">
            <text:p>235395328</text:p>
          </table:table-cell>
          <table:table-cell office:value-type="float" office:value="80321.328" calcext:value-type="float">
            <text:p>80321</text:p>
          </table:table-cell>
          <table:table-cell office:value-type="string" calcext:value-type="string">
            <text:p>Elche de la sierra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H805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126278576" calcext:value-type="float">
            <text:p>126278576</text:p>
          </table:table-cell>
          <table:table-cell office:value-type="float" office:value="56381.176" calcext:value-type="float">
            <text:p>56381</text:p>
          </table:table-cell>
          <table:table-cell office:value-type="string" calcext:value-type="string">
            <text:p>Ferez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H805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265239520" calcext:value-type="float">
            <text:p>265239520</text:p>
          </table:table-cell>
          <table:table-cell office:value-type="float" office:value="78529.75" calcext:value-type="float">
            <text:p>78530</text:p>
          </table:table-cell>
          <table:table-cell office:value-type="string" calcext:value-type="string">
            <text:p>Letur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905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905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311025920" calcext:value-type="float">
            <text:p>311025920</text:p>
          </table:table-cell>
          <table:table-cell office:value-type="float" office:value="78099.062" calcext:value-type="float">
            <text:p>78099</text:p>
          </table:table-cell>
          <table:table-cell office:value-type="string" calcext:value-type="string">
            <text:p>Lietor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905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235395328" calcext:value-type="float">
            <text:p>235395328</text:p>
          </table:table-cell>
          <table:table-cell office:value-type="float" office:value="80321.328" calcext:value-type="float">
            <text:p>80321</text:p>
          </table:table-cell>
          <table:table-cell office:value-type="string" calcext:value-type="string">
            <text:p>Elche de la sierra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905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126278576" calcext:value-type="float">
            <text:p>126278576</text:p>
          </table:table-cell>
          <table:table-cell office:value-type="float" office:value="56381.176" calcext:value-type="float">
            <text:p>56381</text:p>
          </table:table-cell>
          <table:table-cell office:value-type="string" calcext:value-type="string">
            <text:p>Ferez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905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138911008" calcext:value-type="float">
            <text:p>138911008</text:p>
          </table:table-cell>
          <table:table-cell office:value-type="float" office:value="63970.906" calcext:value-type="float">
            <text:p>63971</text:p>
          </table:table-cell>
          <table:table-cell office:value-type="string" calcext:value-type="string">
            <text:p>Socovos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H005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H005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126278576" calcext:value-type="float">
            <text:p>126278576</text:p>
          </table:table-cell>
          <table:table-cell office:value-type="float" office:value="56381.176" calcext:value-type="float">
            <text:p>56381</text:p>
          </table:table-cell>
          <table:table-cell office:value-type="string" calcext:value-type="string">
            <text:p>Ferez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H005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138911008" calcext:value-type="float">
            <text:p>138911008</text:p>
          </table:table-cell>
          <table:table-cell office:value-type="float" office:value="63970.906" calcext:value-type="float">
            <text:p>63971</text:p>
          </table:table-cell>
          <table:table-cell office:value-type="string" calcext:value-type="string">
            <text:p>Socovos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H105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H205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H305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H206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87526528" calcext:value-type="float">
            <text:p>87526528</text:p>
          </table:table-cell>
          <table:table-cell office:value-type="float" office:value="40835.203" calcext:value-type="float">
            <text:p>40835</text:p>
          </table:table-cell>
          <table:table-cell office:value-type="string" calcext:value-type="string">
            <text:p>Villapalacios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H206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91542400" calcext:value-type="float">
            <text:p>91542400</text:p>
          </table:table-cell>
          <table:table-cell office:value-type="float" office:value="55349.961" calcext:value-type="float">
            <text:p>55350</text:p>
          </table:table-cell>
          <table:table-cell office:value-type="string" calcext:value-type="string">
            <text:p>Bienservida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H206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H306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49370444" calcext:value-type="float">
            <text:p>49370444</text:p>
          </table:table-cell>
          <table:table-cell office:value-type="float" office:value="38302.207" calcext:value-type="float">
            <text:p>38302</text:p>
          </table:table-cell>
          <table:table-cell office:value-type="string" calcext:value-type="string">
            <text:p>Salobre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H306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87526528" calcext:value-type="float">
            <text:p>87526528</text:p>
          </table:table-cell>
          <table:table-cell office:value-type="float" office:value="40835.203" calcext:value-type="float">
            <text:p>40835</text:p>
          </table:table-cell>
          <table:table-cell office:value-type="string" calcext:value-type="string">
            <text:p>Villapalacios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H306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91542400" calcext:value-type="float">
            <text:p>91542400</text:p>
          </table:table-cell>
          <table:table-cell office:value-type="float" office:value="55349.961" calcext:value-type="float">
            <text:p>55350</text:p>
          </table:table-cell>
          <table:table-cell office:value-type="string" calcext:value-type="string">
            <text:p>Bienservida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H306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69919392" calcext:value-type="float">
            <text:p>69919392</text:p>
          </table:table-cell>
          <table:table-cell office:value-type="float" office:value="39022.816" calcext:value-type="float">
            <text:p>39023</text:p>
          </table:table-cell>
          <table:table-cell office:value-type="string" calcext:value-type="string">
            <text:p>Villaverde de Guadalimar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406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12486320" calcext:value-type="float">
            <text:p>112486320</text:p>
          </table:table-cell>
          <table:table-cell office:value-type="float" office:value="51834.492" calcext:value-type="float">
            <text:p>51834</text:p>
          </table:table-cell>
          <table:table-cell office:value-type="string" calcext:value-type="string">
            <text:p>Paterna del Madera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406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49370444" calcext:value-type="float">
            <text:p>49370444</text:p>
          </table:table-cell>
          <table:table-cell office:value-type="float" office:value="38302.207" calcext:value-type="float">
            <text:p>38302</text:p>
          </table:table-cell>
          <table:table-cell office:value-type="string" calcext:value-type="string">
            <text:p>Salobre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406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91542400" calcext:value-type="float">
            <text:p>91542400</text:p>
          </table:table-cell>
          <table:table-cell office:value-type="float" office:value="55349.961" calcext:value-type="float">
            <text:p>55350</text:p>
          </table:table-cell>
          <table:table-cell office:value-type="string" calcext:value-type="string">
            <text:p>Bienservida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406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69919392" calcext:value-type="float">
            <text:p>69919392</text:p>
          </table:table-cell>
          <table:table-cell office:value-type="float" office:value="39022.816" calcext:value-type="float">
            <text:p>39023</text:p>
          </table:table-cell>
          <table:table-cell office:value-type="string" calcext:value-type="string">
            <text:p>Villaverde de Guadalimar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406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81960438.406" calcext:value-type="float">
            <text:p>81960438</text:p>
          </table:table-cell>
          <table:table-cell office:value-type="float" office:value="56150.341" calcext:value-type="float">
            <text:p>56150</text:p>
          </table:table-cell>
          <table:table-cell office:value-type="string" calcext:value-type="string">
            <text:p>Riopar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406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65739077.95" calcext:value-type="float">
            <text:p>165739078</text:p>
          </table:table-cell>
          <table:table-cell office:value-type="float" office:value="74386.095" calcext:value-type="float">
            <text:p>74386</text:p>
          </table:table-cell>
          <table:table-cell office:value-type="string" calcext:value-type="string">
            <text:p>Bogarra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406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28096627.12" calcext:value-type="float">
            <text:p>128096627</text:p>
          </table:table-cell>
          <table:table-cell office:value-type="float" office:value="88903.096" calcext:value-type="float">
            <text:p>88903</text:p>
          </table:table-cell>
          <table:table-cell office:value-type="string" calcext:value-type="string">
            <text:p>Vianos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406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H506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12486320" calcext:value-type="float">
            <text:p>112486320</text:p>
          </table:table-cell>
          <table:table-cell office:value-type="float" office:value="51834.492" calcext:value-type="float">
            <text:p>51834</text:p>
          </table:table-cell>
          <table:table-cell office:value-type="string" calcext:value-type="string">
            <text:p>Paterna del Madera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H506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45352128" calcext:value-type="float">
            <text:p>145352128</text:p>
          </table:table-cell>
          <table:table-cell office:value-type="float" office:value="67015.695" calcext:value-type="float">
            <text:p>67016</text:p>
          </table:table-cell>
          <table:table-cell office:value-type="string" calcext:value-type="string">
            <text:p>Molinicos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H506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81960438.406" calcext:value-type="float">
            <text:p>81960438</text:p>
          </table:table-cell>
          <table:table-cell office:value-type="float" office:value="56150.341" calcext:value-type="float">
            <text:p>56150</text:p>
          </table:table-cell>
          <table:table-cell office:value-type="string" calcext:value-type="string">
            <text:p>Riopar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H506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65739077.95" calcext:value-type="float">
            <text:p>165739078</text:p>
          </table:table-cell>
          <table:table-cell office:value-type="float" office:value="74386.095" calcext:value-type="float">
            <text:p>74386</text:p>
          </table:table-cell>
          <table:table-cell office:value-type="string" calcext:value-type="string">
            <text:p>Bogarra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H506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606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12486320" calcext:value-type="float">
            <text:p>112486320</text:p>
          </table:table-cell>
          <table:table-cell office:value-type="float" office:value="51834.492" calcext:value-type="float">
            <text:p>51834</text:p>
          </table:table-cell>
          <table:table-cell office:value-type="string" calcext:value-type="string">
            <text:p>Paterna del Madera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606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53121920" calcext:value-type="float">
            <text:p>153121920</text:p>
          </table:table-cell>
          <table:table-cell office:value-type="float" office:value="64295.086" calcext:value-type="float">
            <text:p>64295</text:p>
          </table:table-cell>
          <table:table-cell office:value-type="string" calcext:value-type="string">
            <text:p>Ayna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606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45352128" calcext:value-type="float">
            <text:p>145352128</text:p>
          </table:table-cell>
          <table:table-cell office:value-type="float" office:value="67015.695" calcext:value-type="float">
            <text:p>67016</text:p>
          </table:table-cell>
          <table:table-cell office:value-type="string" calcext:value-type="string">
            <text:p>Molinicos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606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235395328" calcext:value-type="float">
            <text:p>235395328</text:p>
          </table:table-cell>
          <table:table-cell office:value-type="float" office:value="80321.328" calcext:value-type="float">
            <text:p>80321</text:p>
          </table:table-cell>
          <table:table-cell office:value-type="string" calcext:value-type="string">
            <text:p>Elche de la sierra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606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65739077.95" calcext:value-type="float">
            <text:p>165739078</text:p>
          </table:table-cell>
          <table:table-cell office:value-type="float" office:value="74386.095" calcext:value-type="float">
            <text:p>74386</text:p>
          </table:table-cell>
          <table:table-cell office:value-type="string" calcext:value-type="string">
            <text:p>Bogarra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606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H706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53121920" calcext:value-type="float">
            <text:p>153121920</text:p>
          </table:table-cell>
          <table:table-cell office:value-type="float" office:value="64295.086" calcext:value-type="float">
            <text:p>64295</text:p>
          </table:table-cell>
          <table:table-cell office:value-type="string" calcext:value-type="string">
            <text:p>Ayna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H706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45352128" calcext:value-type="float">
            <text:p>145352128</text:p>
          </table:table-cell>
          <table:table-cell office:value-type="float" office:value="67015.695" calcext:value-type="float">
            <text:p>67016</text:p>
          </table:table-cell>
          <table:table-cell office:value-type="string" calcext:value-type="string">
            <text:p>Molinicos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H706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235395328" calcext:value-type="float">
            <text:p>235395328</text:p>
          </table:table-cell>
          <table:table-cell office:value-type="float" office:value="80321.328" calcext:value-type="float">
            <text:p>80321</text:p>
          </table:table-cell>
          <table:table-cell office:value-type="string" calcext:value-type="string">
            <text:p>Elche de la sierra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H706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65739077.95" calcext:value-type="float">
            <text:p>165739078</text:p>
          </table:table-cell>
          <table:table-cell office:value-type="float" office:value="74386.095" calcext:value-type="float">
            <text:p>74386</text:p>
          </table:table-cell>
          <table:table-cell office:value-type="string" calcext:value-type="string">
            <text:p>Bogarra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H806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311025920" calcext:value-type="float">
            <text:p>311025920</text:p>
          </table:table-cell>
          <table:table-cell office:value-type="float" office:value="78099.062" calcext:value-type="float">
            <text:p>78099</text:p>
          </table:table-cell>
          <table:table-cell office:value-type="string" calcext:value-type="string">
            <text:p>Lietor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H806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153121920" calcext:value-type="float">
            <text:p>153121920</text:p>
          </table:table-cell>
          <table:table-cell office:value-type="float" office:value="64295.086" calcext:value-type="float">
            <text:p>64295</text:p>
          </table:table-cell>
          <table:table-cell office:value-type="string" calcext:value-type="string">
            <text:p>Ayna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H806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235395328" calcext:value-type="float">
            <text:p>235395328</text:p>
          </table:table-cell>
          <table:table-cell office:value-type="float" office:value="80321.328" calcext:value-type="float">
            <text:p>80321</text:p>
          </table:table-cell>
          <table:table-cell office:value-type="string" calcext:value-type="string">
            <text:p>Elche de la sierra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H906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H906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311025920" calcext:value-type="float">
            <text:p>311025920</text:p>
          </table:table-cell>
          <table:table-cell office:value-type="float" office:value="78099.062" calcext:value-type="float">
            <text:p>78099</text:p>
          </table:table-cell>
          <table:table-cell office:value-type="string" calcext:value-type="string">
            <text:p>Lietor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H906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235395328" calcext:value-type="float">
            <text:p>235395328</text:p>
          </table:table-cell>
          <table:table-cell office:value-type="float" office:value="80321.328" calcext:value-type="float">
            <text:p>80321</text:p>
          </table:table-cell>
          <table:table-cell office:value-type="string" calcext:value-type="string">
            <text:p>Elche de la sierra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H006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H006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311025920" calcext:value-type="float">
            <text:p>311025920</text:p>
          </table:table-cell>
          <table:table-cell office:value-type="float" office:value="78099.062" calcext:value-type="float">
            <text:p>78099</text:p>
          </table:table-cell>
          <table:table-cell office:value-type="string" calcext:value-type="string">
            <text:p>Lietor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XH106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326460768" calcext:value-type="float">
            <text:p>326460768</text:p>
          </table:table-cell>
          <table:table-cell office:value-type="float" office:value="79254.484" calcext:value-type="float">
            <text:p>79254</text:p>
          </table:table-cell>
          <table:table-cell office:value-type="string" calcext:value-type="string">
            <text:p>Tobarra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XH106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H206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326460768" calcext:value-type="float">
            <text:p>326460768</text:p>
          </table:table-cell>
          <table:table-cell office:value-type="float" office:value="79254.484" calcext:value-type="float">
            <text:p>79254</text:p>
          </table:table-cell>
          <table:table-cell office:value-type="string" calcext:value-type="string">
            <text:p>Tobarra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H206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H206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30914066" calcext:value-type="float">
            <text:p>30914066</text:p>
          </table:table-cell>
          <table:table-cell office:value-type="float" office:value="22526.82" calcext:value-type="float">
            <text:p>22527</text:p>
          </table:table-cell>
          <table:table-cell office:value-type="string" calcext:value-type="string">
            <text:p>Albatana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H306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H306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65000" calcext:value-type="float">
            <text:p>4265000</text:p>
          </table:table-cell>
          <table:table-cell office:value-type="float" office:value="30914066" calcext:value-type="float">
            <text:p>30914066</text:p>
          </table:table-cell>
          <table:table-cell office:value-type="float" office:value="22526.82" calcext:value-type="float">
            <text:p>22527</text:p>
          </table:table-cell>
          <table:table-cell office:value-type="string" calcext:value-type="string">
            <text:p>Albatana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H207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87526528" calcext:value-type="float">
            <text:p>87526528</text:p>
          </table:table-cell>
          <table:table-cell office:value-type="float" office:value="40835.203" calcext:value-type="float">
            <text:p>40835</text:p>
          </table:table-cell>
          <table:table-cell office:value-type="string" calcext:value-type="string">
            <text:p>Villapalacios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H207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H307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47689796" calcext:value-type="float">
            <text:p>47689796</text:p>
          </table:table-cell>
          <table:table-cell office:value-type="float" office:value="35366.438" calcext:value-type="float">
            <text:p>35366</text:p>
          </table:table-cell>
          <table:table-cell office:value-type="string" calcext:value-type="string">
            <text:p>Povedilla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H307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49370444" calcext:value-type="float">
            <text:p>49370444</text:p>
          </table:table-cell>
          <table:table-cell office:value-type="float" office:value="38302.207" calcext:value-type="float">
            <text:p>38302</text:p>
          </table:table-cell>
          <table:table-cell office:value-type="string" calcext:value-type="string">
            <text:p>Salobre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H307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87526528" calcext:value-type="float">
            <text:p>87526528</text:p>
          </table:table-cell>
          <table:table-cell office:value-type="float" office:value="40835.203" calcext:value-type="float">
            <text:p>40835</text:p>
          </table:table-cell>
          <table:table-cell office:value-type="string" calcext:value-type="string">
            <text:p>Villapalacios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H307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28096627.12" calcext:value-type="float">
            <text:p>128096627</text:p>
          </table:table-cell>
          <table:table-cell office:value-type="float" office:value="88903.096" calcext:value-type="float">
            <text:p>88903</text:p>
          </table:table-cell>
          <table:table-cell office:value-type="string" calcext:value-type="string">
            <text:p>Vianos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H307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H407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88558016" calcext:value-type="float">
            <text:p>188558016</text:p>
          </table:table-cell>
          <table:table-cell office:value-type="float" office:value="104837.602" calcext:value-type="float">
            <text:p>104838</text:p>
          </table:table-cell>
          <table:table-cell office:value-type="string" calcext:value-type="string">
            <text:p>Peñascosa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H407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49370444" calcext:value-type="float">
            <text:p>49370444</text:p>
          </table:table-cell>
          <table:table-cell office:value-type="float" office:value="38302.207" calcext:value-type="float">
            <text:p>38302</text:p>
          </table:table-cell>
          <table:table-cell office:value-type="string" calcext:value-type="string">
            <text:p>Salobre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H407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28096627.12" calcext:value-type="float">
            <text:p>128096627</text:p>
          </table:table-cell>
          <table:table-cell office:value-type="float" office:value="88903.096" calcext:value-type="float">
            <text:p>88903</text:p>
          </table:table-cell>
          <table:table-cell office:value-type="string" calcext:value-type="string">
            <text:p>Vianos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H407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H507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88558016" calcext:value-type="float">
            <text:p>188558016</text:p>
          </table:table-cell>
          <table:table-cell office:value-type="float" office:value="104837.602" calcext:value-type="float">
            <text:p>104838</text:p>
          </table:table-cell>
          <table:table-cell office:value-type="string" calcext:value-type="string">
            <text:p>Peñascosa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H507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12486320" calcext:value-type="float">
            <text:p>112486320</text:p>
          </table:table-cell>
          <table:table-cell office:value-type="float" office:value="51834.492" calcext:value-type="float">
            <text:p>51834</text:p>
          </table:table-cell>
          <table:table-cell office:value-type="string" calcext:value-type="string">
            <text:p>Paterna del Madera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H507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H607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88558016" calcext:value-type="float">
            <text:p>188558016</text:p>
          </table:table-cell>
          <table:table-cell office:value-type="float" office:value="104837.602" calcext:value-type="float">
            <text:p>104838</text:p>
          </table:table-cell>
          <table:table-cell office:value-type="string" calcext:value-type="string">
            <text:p>Peñascosa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H607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12486320" calcext:value-type="float">
            <text:p>112486320</text:p>
          </table:table-cell>
          <table:table-cell office:value-type="float" office:value="51834.492" calcext:value-type="float">
            <text:p>51834</text:p>
          </table:table-cell>
          <table:table-cell office:value-type="string" calcext:value-type="string">
            <text:p>Paterna del Madera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H607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65739077.95" calcext:value-type="float">
            <text:p>165739078</text:p>
          </table:table-cell>
          <table:table-cell office:value-type="float" office:value="74386.095" calcext:value-type="float">
            <text:p>74386</text:p>
          </table:table-cell>
          <table:table-cell office:value-type="string" calcext:value-type="string">
            <text:p>Bogarra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H707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88558016" calcext:value-type="float">
            <text:p>188558016</text:p>
          </table:table-cell>
          <table:table-cell office:value-type="float" office:value="104837.602" calcext:value-type="float">
            <text:p>104838</text:p>
          </table:table-cell>
          <table:table-cell office:value-type="string" calcext:value-type="string">
            <text:p>Peñascosa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H707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99485312" calcext:value-type="float">
            <text:p>99485312</text:p>
          </table:table-cell>
          <table:table-cell office:value-type="float" office:value="53189.613" calcext:value-type="float">
            <text:p>53190</text:p>
          </table:table-cell>
          <table:table-cell office:value-type="string" calcext:value-type="string">
            <text:p>Alcadozo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H707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53121920" calcext:value-type="float">
            <text:p>153121920</text:p>
          </table:table-cell>
          <table:table-cell office:value-type="float" office:value="64295.086" calcext:value-type="float">
            <text:p>64295</text:p>
          </table:table-cell>
          <table:table-cell office:value-type="string" calcext:value-type="string">
            <text:p>Ayna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H707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65739077.95" calcext:value-type="float">
            <text:p>165739078</text:p>
          </table:table-cell>
          <table:table-cell office:value-type="float" office:value="74386.095" calcext:value-type="float">
            <text:p>74386</text:p>
          </table:table-cell>
          <table:table-cell office:value-type="string" calcext:value-type="string">
            <text:p>Bogarra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H807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57743712" calcext:value-type="float">
            <text:p>157743712</text:p>
          </table:table-cell>
          <table:table-cell office:value-type="float" office:value="72817.633" calcext:value-type="float">
            <text:p>72818</text:p>
          </table:table-cell>
          <table:table-cell office:value-type="string" calcext:value-type="string">
            <text:p>Peñas de San Pedro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H807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99485312" calcext:value-type="float">
            <text:p>99485312</text:p>
          </table:table-cell>
          <table:table-cell office:value-type="float" office:value="53189.613" calcext:value-type="float">
            <text:p>53190</text:p>
          </table:table-cell>
          <table:table-cell office:value-type="string" calcext:value-type="string">
            <text:p>Alcadozo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H807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11025920" calcext:value-type="float">
            <text:p>311025920</text:p>
          </table:table-cell>
          <table:table-cell office:value-type="float" office:value="78099.062" calcext:value-type="float">
            <text:p>78099</text:p>
          </table:table-cell>
          <table:table-cell office:value-type="string" calcext:value-type="string">
            <text:p>Lietor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H807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53121920" calcext:value-type="float">
            <text:p>153121920</text:p>
          </table:table-cell>
          <table:table-cell office:value-type="float" office:value="64295.086" calcext:value-type="float">
            <text:p>64295</text:p>
          </table:table-cell>
          <table:table-cell office:value-type="string" calcext:value-type="string">
            <text:p>Ayna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H907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35720096" calcext:value-type="float">
            <text:p>135720096</text:p>
          </table:table-cell>
          <table:table-cell office:value-type="float" office:value="49311.309" calcext:value-type="float">
            <text:p>49311</text:p>
          </table:table-cell>
          <table:table-cell office:value-type="string" calcext:value-type="string">
            <text:p>Pozohondo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H907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99485312" calcext:value-type="float">
            <text:p>99485312</text:p>
          </table:table-cell>
          <table:table-cell office:value-type="float" office:value="53189.613" calcext:value-type="float">
            <text:p>53190</text:p>
          </table:table-cell>
          <table:table-cell office:value-type="string" calcext:value-type="string">
            <text:p>Alcadozo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H907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H907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11025920" calcext:value-type="float">
            <text:p>311025920</text:p>
          </table:table-cell>
          <table:table-cell office:value-type="float" office:value="78099.062" calcext:value-type="float">
            <text:p>78099</text:p>
          </table:table-cell>
          <table:table-cell office:value-type="string" calcext:value-type="string">
            <text:p>Lietor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H007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35720096" calcext:value-type="float">
            <text:p>135720096</text:p>
          </table:table-cell>
          <table:table-cell office:value-type="float" office:value="49311.309" calcext:value-type="float">
            <text:p>49311</text:p>
          </table:table-cell>
          <table:table-cell office:value-type="string" calcext:value-type="string">
            <text:p>Pozohondo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H007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26460768" calcext:value-type="float">
            <text:p>326460768</text:p>
          </table:table-cell>
          <table:table-cell office:value-type="float" office:value="79254.484" calcext:value-type="float">
            <text:p>79254</text:p>
          </table:table-cell>
          <table:table-cell office:value-type="string" calcext:value-type="string">
            <text:p>Tobarra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H007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H007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11025920" calcext:value-type="float">
            <text:p>311025920</text:p>
          </table:table-cell>
          <table:table-cell office:value-type="float" office:value="78099.062" calcext:value-type="float">
            <text:p>78099</text:p>
          </table:table-cell>
          <table:table-cell office:value-type="string" calcext:value-type="string">
            <text:p>Lietor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H107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26460768" calcext:value-type="float">
            <text:p>326460768</text:p>
          </table:table-cell>
          <table:table-cell office:value-type="float" office:value="79254.484" calcext:value-type="float">
            <text:p>79254</text:p>
          </table:table-cell>
          <table:table-cell office:value-type="string" calcext:value-type="string">
            <text:p>Tobarra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H107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H207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26460768" calcext:value-type="float">
            <text:p>326460768</text:p>
          </table:table-cell>
          <table:table-cell office:value-type="float" office:value="79254.484" calcext:value-type="float">
            <text:p>79254</text:p>
          </table:table-cell>
          <table:table-cell office:value-type="string" calcext:value-type="string">
            <text:p>Tobarra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H207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53956992" calcext:value-type="float">
            <text:p>53956992</text:p>
          </table:table-cell>
          <table:table-cell office:value-type="float" office:value="30722.238" calcext:value-type="float">
            <text:p>30722</text:p>
          </table:table-cell>
          <table:table-cell office:value-type="string" calcext:value-type="string">
            <text:p>Ontur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H207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0914066" calcext:value-type="float">
            <text:p>30914066</text:p>
          </table:table-cell>
          <table:table-cell office:value-type="float" office:value="22526.82" calcext:value-type="float">
            <text:p>22527</text:p>
          </table:table-cell>
          <table:table-cell office:value-type="string" calcext:value-type="string">
            <text:p>Albatana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H307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134019816" calcext:value-type="float">
            <text:p>134019816</text:p>
          </table:table-cell>
          <table:table-cell office:value-type="float" office:value="45646.152" calcext:value-type="float">
            <text:p>45646</text:p>
          </table:table-cell>
          <table:table-cell office:value-type="string" calcext:value-type="string">
            <text:p>Fuente-Alamo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H307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53956992" calcext:value-type="float">
            <text:p>53956992</text:p>
          </table:table-cell>
          <table:table-cell office:value-type="float" office:value="30722.238" calcext:value-type="float">
            <text:p>30722</text:p>
          </table:table-cell>
          <table:table-cell office:value-type="string" calcext:value-type="string">
            <text:p>Ontur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H307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30914066" calcext:value-type="float">
            <text:p>30914066</text:p>
          </table:table-cell>
          <table:table-cell office:value-type="float" office:value="22526.82" calcext:value-type="float">
            <text:p>22527</text:p>
          </table:table-cell>
          <table:table-cell office:value-type="string" calcext:value-type="string">
            <text:p>Albatana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208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47689796" calcext:value-type="float">
            <text:p>47689796</text:p>
          </table:table-cell>
          <table:table-cell office:value-type="float" office:value="35366.438" calcext:value-type="float">
            <text:p>35366</text:p>
          </table:table-cell>
          <table:table-cell office:value-type="string" calcext:value-type="string">
            <text:p>Povedilla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208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308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64838628" calcext:value-type="float">
            <text:p>64838628</text:p>
          </table:table-cell>
          <table:table-cell office:value-type="float" office:value="44119.645" calcext:value-type="float">
            <text:p>44120</text:p>
          </table:table-cell>
          <table:table-cell office:value-type="string" calcext:value-type="string">
            <text:p>Viveros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308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47689796" calcext:value-type="float">
            <text:p>47689796</text:p>
          </table:table-cell>
          <table:table-cell office:value-type="float" office:value="35366.438" calcext:value-type="float">
            <text:p>35366</text:p>
          </table:table-cell>
          <table:table-cell office:value-type="string" calcext:value-type="string">
            <text:p>Povedilla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308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H408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19868176" calcext:value-type="float">
            <text:p>119868176</text:p>
          </table:table-cell>
          <table:table-cell office:value-type="float" office:value="51192.551" calcext:value-type="float">
            <text:p>51193</text:p>
          </table:table-cell>
          <table:table-cell office:value-type="string" calcext:value-type="string">
            <text:p>El Robledo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H408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88558016" calcext:value-type="float">
            <text:p>188558016</text:p>
          </table:table-cell>
          <table:table-cell office:value-type="float" office:value="104837.602" calcext:value-type="float">
            <text:p>104838</text:p>
          </table:table-cell>
          <table:table-cell office:value-type="string" calcext:value-type="string">
            <text:p>Peñascosa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H408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H508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19868176" calcext:value-type="float">
            <text:p>119868176</text:p>
          </table:table-cell>
          <table:table-cell office:value-type="float" office:value="51192.551" calcext:value-type="float">
            <text:p>51193</text:p>
          </table:table-cell>
          <table:table-cell office:value-type="string" calcext:value-type="string">
            <text:p>El Robledo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H508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04543568" calcext:value-type="float">
            <text:p>104543568</text:p>
          </table:table-cell>
          <table:table-cell office:value-type="float" office:value="42021.363" calcext:value-type="float">
            <text:p>42021</text:p>
          </table:table-cell>
          <table:table-cell office:value-type="string" calcext:value-type="string">
            <text:p>Masegoso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H508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88558016" calcext:value-type="float">
            <text:p>188558016</text:p>
          </table:table-cell>
          <table:table-cell office:value-type="float" office:value="104837.602" calcext:value-type="float">
            <text:p>104838</text:p>
          </table:table-cell>
          <table:table-cell office:value-type="string" calcext:value-type="string">
            <text:p>Peñascosa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H508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H608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12378888" calcext:value-type="float">
            <text:p>112378888</text:p>
          </table:table-cell>
          <table:table-cell office:value-type="float" office:value="68765.008" calcext:value-type="float">
            <text:p>68765</text:p>
          </table:table-cell>
          <table:table-cell office:value-type="string" calcext:value-type="string">
            <text:p>Casas de Lázaro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H608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82409368" calcext:value-type="float">
            <text:p>82409368</text:p>
          </table:table-cell>
          <table:table-cell office:value-type="float" office:value="37233.035" calcext:value-type="float">
            <text:p>37233</text:p>
          </table:table-cell>
          <table:table-cell office:value-type="string" calcext:value-type="string">
            <text:p>San Pedro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H608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04543568" calcext:value-type="float">
            <text:p>104543568</text:p>
          </table:table-cell>
          <table:table-cell office:value-type="float" office:value="42021.363" calcext:value-type="float">
            <text:p>42021</text:p>
          </table:table-cell>
          <table:table-cell office:value-type="string" calcext:value-type="string">
            <text:p>Masegoso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H608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88558016" calcext:value-type="float">
            <text:p>188558016</text:p>
          </table:table-cell>
          <table:table-cell office:value-type="float" office:value="104837.602" calcext:value-type="float">
            <text:p>104838</text:p>
          </table:table-cell>
          <table:table-cell office:value-type="string" calcext:value-type="string">
            <text:p>Peñascosa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H708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32797256" calcext:value-type="float">
            <text:p>132797256</text:p>
          </table:table-cell>
          <table:table-cell office:value-type="float" office:value="47595.094" calcext:value-type="float">
            <text:p>47595</text:p>
          </table:table-cell>
          <table:table-cell office:value-type="string" calcext:value-type="string">
            <text:p>Pozuelo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H708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12378888" calcext:value-type="float">
            <text:p>112378888</text:p>
          </table:table-cell>
          <table:table-cell office:value-type="float" office:value="68765.008" calcext:value-type="float">
            <text:p>68765</text:p>
          </table:table-cell>
          <table:table-cell office:value-type="string" calcext:value-type="string">
            <text:p>Casas de Lázaro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H708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82409368" calcext:value-type="float">
            <text:p>82409368</text:p>
          </table:table-cell>
          <table:table-cell office:value-type="float" office:value="37233.035" calcext:value-type="float">
            <text:p>37233</text:p>
          </table:table-cell>
          <table:table-cell office:value-type="string" calcext:value-type="string">
            <text:p>San Pedro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H708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57743712" calcext:value-type="float">
            <text:p>157743712</text:p>
          </table:table-cell>
          <table:table-cell office:value-type="float" office:value="72817.633" calcext:value-type="float">
            <text:p>72818</text:p>
          </table:table-cell>
          <table:table-cell office:value-type="string" calcext:value-type="string">
            <text:p>Peñas de San Pedro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H708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88558016" calcext:value-type="float">
            <text:p>188558016</text:p>
          </table:table-cell>
          <table:table-cell office:value-type="float" office:value="104837.602" calcext:value-type="float">
            <text:p>104838</text:p>
          </table:table-cell>
          <table:table-cell office:value-type="string" calcext:value-type="string">
            <text:p>Peñascosa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H708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99485312" calcext:value-type="float">
            <text:p>99485312</text:p>
          </table:table-cell>
          <table:table-cell office:value-type="float" office:value="53189.613" calcext:value-type="float">
            <text:p>53190</text:p>
          </table:table-cell>
          <table:table-cell office:value-type="string" calcext:value-type="string">
            <text:p>Alcadozo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H808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32797256" calcext:value-type="float">
            <text:p>132797256</text:p>
          </table:table-cell>
          <table:table-cell office:value-type="float" office:value="47595.094" calcext:value-type="float">
            <text:p>47595</text:p>
          </table:table-cell>
          <table:table-cell office:value-type="string" calcext:value-type="string">
            <text:p>Pozuelo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H808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57743712" calcext:value-type="float">
            <text:p>157743712</text:p>
          </table:table-cell>
          <table:table-cell office:value-type="float" office:value="72817.633" calcext:value-type="float">
            <text:p>72818</text:p>
          </table:table-cell>
          <table:table-cell office:value-type="string" calcext:value-type="string">
            <text:p>Peñas de San Pedro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H808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35720096" calcext:value-type="float">
            <text:p>135720096</text:p>
          </table:table-cell>
          <table:table-cell office:value-type="float" office:value="49311.309" calcext:value-type="float">
            <text:p>49311</text:p>
          </table:table-cell>
          <table:table-cell office:value-type="string" calcext:value-type="string">
            <text:p>Pozohondo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H808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99485312" calcext:value-type="float">
            <text:p>99485312</text:p>
          </table:table-cell>
          <table:table-cell office:value-type="float" office:value="53189.613" calcext:value-type="float">
            <text:p>53190</text:p>
          </table:table-cell>
          <table:table-cell office:value-type="string" calcext:value-type="string">
            <text:p>Alcadozo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H908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H908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57743712" calcext:value-type="float">
            <text:p>157743712</text:p>
          </table:table-cell>
          <table:table-cell office:value-type="float" office:value="72817.633" calcext:value-type="float">
            <text:p>72818</text:p>
          </table:table-cell>
          <table:table-cell office:value-type="string" calcext:value-type="string">
            <text:p>Peñas de San Pedro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H908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35720096" calcext:value-type="float">
            <text:p>135720096</text:p>
          </table:table-cell>
          <table:table-cell office:value-type="float" office:value="49311.309" calcext:value-type="float">
            <text:p>49311</text:p>
          </table:table-cell>
          <table:table-cell office:value-type="string" calcext:value-type="string">
            <text:p>Pozohondo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H908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99485312" calcext:value-type="float">
            <text:p>99485312</text:p>
          </table:table-cell>
          <table:table-cell office:value-type="float" office:value="53189.613" calcext:value-type="float">
            <text:p>53190</text:p>
          </table:table-cell>
          <table:table-cell office:value-type="string" calcext:value-type="string">
            <text:p>Alcadozo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XH008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XH008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35720096" calcext:value-type="float">
            <text:p>135720096</text:p>
          </table:table-cell>
          <table:table-cell office:value-type="float" office:value="49311.309" calcext:value-type="float">
            <text:p>49311</text:p>
          </table:table-cell>
          <table:table-cell office:value-type="string" calcext:value-type="string">
            <text:p>Pozohondo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XH008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326460768" calcext:value-type="float">
            <text:p>326460768</text:p>
          </table:table-cell>
          <table:table-cell office:value-type="float" office:value="79254.484" calcext:value-type="float">
            <text:p>79254</text:p>
          </table:table-cell>
          <table:table-cell office:value-type="string" calcext:value-type="string">
            <text:p>Tobarra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XH008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778706368" calcext:value-type="float">
            <text:p>778706368</text:p>
          </table:table-cell>
          <table:table-cell office:value-type="float" office:value="148480.969" calcext:value-type="float">
            <text:p>148481</text:p>
          </table:table-cell>
          <table:table-cell office:value-type="string" calcext:value-type="string">
            <text:p>Hellín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XH108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XH108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XH108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326460768" calcext:value-type="float">
            <text:p>326460768</text:p>
          </table:table-cell>
          <table:table-cell office:value-type="float" office:value="79254.484" calcext:value-type="float">
            <text:p>79254</text:p>
          </table:table-cell>
          <table:table-cell office:value-type="string" calcext:value-type="string">
            <text:p>Tobarra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XH208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XH208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XH208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74249992" calcext:value-type="float">
            <text:p>74249992</text:p>
          </table:table-cell>
          <table:table-cell office:value-type="float" office:value="40357.621" calcext:value-type="float">
            <text:p>40358</text:p>
          </table:table-cell>
          <table:table-cell office:value-type="string" calcext:value-type="string">
            <text:p>Petrola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XH208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34019816" calcext:value-type="float">
            <text:p>134019816</text:p>
          </table:table-cell>
          <table:table-cell office:value-type="float" office:value="45646.152" calcext:value-type="float">
            <text:p>45646</text:p>
          </table:table-cell>
          <table:table-cell office:value-type="string" calcext:value-type="string">
            <text:p>Fuente-Alamo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XH208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326460768" calcext:value-type="float">
            <text:p>326460768</text:p>
          </table:table-cell>
          <table:table-cell office:value-type="float" office:value="79254.484" calcext:value-type="float">
            <text:p>79254</text:p>
          </table:table-cell>
          <table:table-cell office:value-type="string" calcext:value-type="string">
            <text:p>Tobarra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XH208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53956992" calcext:value-type="float">
            <text:p>53956992</text:p>
          </table:table-cell>
          <table:table-cell office:value-type="float" office:value="30722.238" calcext:value-type="float">
            <text:p>30722</text:p>
          </table:table-cell>
          <table:table-cell office:value-type="string" calcext:value-type="string">
            <text:p>Ontur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XH308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34019816" calcext:value-type="float">
            <text:p>134019816</text:p>
          </table:table-cell>
          <table:table-cell office:value-type="float" office:value="45646.152" calcext:value-type="float">
            <text:p>45646</text:p>
          </table:table-cell>
          <table:table-cell office:value-type="string" calcext:value-type="string">
            <text:p>Fuente-Alamo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XH308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53956992" calcext:value-type="float">
            <text:p>53956992</text:p>
          </table:table-cell>
          <table:table-cell office:value-type="float" office:value="30722.238" calcext:value-type="float">
            <text:p>30722</text:p>
          </table:table-cell>
          <table:table-cell office:value-type="string" calcext:value-type="string">
            <text:p>Ontur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XH408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81910944" calcext:value-type="float">
            <text:p>181910944</text:p>
          </table:table-cell>
          <table:table-cell office:value-type="float" office:value="55156.742" calcext:value-type="float">
            <text:p>55157</text:p>
          </table:table-cell>
          <table:table-cell office:value-type="string" calcext:value-type="string">
            <text:p>Montealegre del Castillo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XH408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34019816" calcext:value-type="float">
            <text:p>134019816</text:p>
          </table:table-cell>
          <table:table-cell office:value-type="float" office:value="45646.152" calcext:value-type="float">
            <text:p>45646</text:p>
          </table:table-cell>
          <table:table-cell office:value-type="string" calcext:value-type="string">
            <text:p>Fuente-Alamo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XH508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81910944" calcext:value-type="float">
            <text:p>181910944</text:p>
          </table:table-cell>
          <table:table-cell office:value-type="float" office:value="55156.742" calcext:value-type="float">
            <text:p>55157</text:p>
          </table:table-cell>
          <table:table-cell office:value-type="string" calcext:value-type="string">
            <text:p>Montealegre del Castillo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XH6080</text:p>
          </table:table-cell>
          <table:table-cell office:value-type="float" office:value="665000" calcext:value-type="float">
            <text:p>66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XH6080</text:p>
          </table:table-cell>
          <table:table-cell office:value-type="float" office:value="665000" calcext:value-type="float">
            <text:p>66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41894784" calcext:value-type="float">
            <text:p>141894784</text:p>
          </table:table-cell>
          <table:table-cell office:value-type="float" office:value="50014.746" calcext:value-type="float">
            <text:p>50015</text:p>
          </table:table-cell>
          <table:table-cell office:value-type="string" calcext:value-type="string">
            <text:p>Caudete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H7080</text:p>
          </table:table-cell>
          <table:table-cell office:value-type="float" office:value="675000" calcext:value-type="float">
            <text:p>67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41894784" calcext:value-type="float">
            <text:p>141894784</text:p>
          </table:table-cell>
          <table:table-cell office:value-type="float" office:value="50014.746" calcext:value-type="float">
            <text:p>50015</text:p>
          </table:table-cell>
          <table:table-cell office:value-type="string" calcext:value-type="string">
            <text:p>Caudete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XH8080</text:p>
          </table:table-cell>
          <table:table-cell office:value-type="float" office:value="685000" calcext:value-type="float">
            <text:p>685000</text:p>
          </table:table-cell>
          <table:table-cell office:value-type="float" office:value="4285000" calcext:value-type="float">
            <text:p>4285000</text:p>
          </table:table-cell>
          <table:table-cell office:value-type="float" office:value="141894784" calcext:value-type="float">
            <text:p>141894784</text:p>
          </table:table-cell>
          <table:table-cell office:value-type="float" office:value="50014.746" calcext:value-type="float">
            <text:p>50015</text:p>
          </table:table-cell>
          <table:table-cell office:value-type="string" calcext:value-type="string">
            <text:p>Caudete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H209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H209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47689796" calcext:value-type="float">
            <text:p>47689796</text:p>
          </table:table-cell>
          <table:table-cell office:value-type="float" office:value="35366.438" calcext:value-type="float">
            <text:p>35366</text:p>
          </table:table-cell>
          <table:table-cell office:value-type="string" calcext:value-type="string">
            <text:p>Povedilla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H209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H309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H309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38498480" calcext:value-type="float">
            <text:p>138498480</text:p>
          </table:table-cell>
          <table:table-cell office:value-type="float" office:value="49724.395" calcext:value-type="float">
            <text:p>49724</text:p>
          </table:table-cell>
          <table:table-cell office:value-type="string" calcext:value-type="string">
            <text:p>El Ballestero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H309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64838628" calcext:value-type="float">
            <text:p>64838628</text:p>
          </table:table-cell>
          <table:table-cell office:value-type="float" office:value="44119.645" calcext:value-type="float">
            <text:p>44120</text:p>
          </table:table-cell>
          <table:table-cell office:value-type="string" calcext:value-type="string">
            <text:p>Viveros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H309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47689796" calcext:value-type="float">
            <text:p>47689796</text:p>
          </table:table-cell>
          <table:table-cell office:value-type="float" office:value="35366.438" calcext:value-type="float">
            <text:p>35366</text:p>
          </table:table-cell>
          <table:table-cell office:value-type="string" calcext:value-type="string">
            <text:p>Povedilla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H309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H409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38498480" calcext:value-type="float">
            <text:p>138498480</text:p>
          </table:table-cell>
          <table:table-cell office:value-type="float" office:value="49724.395" calcext:value-type="float">
            <text:p>49724</text:p>
          </table:table-cell>
          <table:table-cell office:value-type="string" calcext:value-type="string">
            <text:p>El Ballestero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H409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64838628" calcext:value-type="float">
            <text:p>64838628</text:p>
          </table:table-cell>
          <table:table-cell office:value-type="float" office:value="44119.645" calcext:value-type="float">
            <text:p>44120</text:p>
          </table:table-cell>
          <table:table-cell office:value-type="string" calcext:value-type="string">
            <text:p>Viveros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H409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19868176" calcext:value-type="float">
            <text:p>119868176</text:p>
          </table:table-cell>
          <table:table-cell office:value-type="float" office:value="51192.551" calcext:value-type="float">
            <text:p>51193</text:p>
          </table:table-cell>
          <table:table-cell office:value-type="string" calcext:value-type="string">
            <text:p>El Robledo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H409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H509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H509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38498480" calcext:value-type="float">
            <text:p>138498480</text:p>
          </table:table-cell>
          <table:table-cell office:value-type="float" office:value="49724.395" calcext:value-type="float">
            <text:p>49724</text:p>
          </table:table-cell>
          <table:table-cell office:value-type="string" calcext:value-type="string">
            <text:p>El Ballestero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H509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19868176" calcext:value-type="float">
            <text:p>119868176</text:p>
          </table:table-cell>
          <table:table-cell office:value-type="float" office:value="51192.551" calcext:value-type="float">
            <text:p>51193</text:p>
          </table:table-cell>
          <table:table-cell office:value-type="string" calcext:value-type="string">
            <text:p>El Robledo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H509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04543568" calcext:value-type="float">
            <text:p>104543568</text:p>
          </table:table-cell>
          <table:table-cell office:value-type="float" office:value="42021.363" calcext:value-type="float">
            <text:p>42021</text:p>
          </table:table-cell>
          <table:table-cell office:value-type="string" calcext:value-type="string">
            <text:p>Masegoso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H509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H609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361019872" calcext:value-type="float">
            <text:p>361019872</text:p>
          </table:table-cell>
          <table:table-cell office:value-type="float" office:value="86618.898" calcext:value-type="float">
            <text:p>86619</text:p>
          </table:table-cell>
          <table:table-cell office:value-type="string" calcext:value-type="string">
            <text:p>Lezuza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H609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12378888" calcext:value-type="float">
            <text:p>112378888</text:p>
          </table:table-cell>
          <table:table-cell office:value-type="float" office:value="68765.008" calcext:value-type="float">
            <text:p>68765</text:p>
          </table:table-cell>
          <table:table-cell office:value-type="string" calcext:value-type="string">
            <text:p>Casas de Lázaro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H609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82409368" calcext:value-type="float">
            <text:p>82409368</text:p>
          </table:table-cell>
          <table:table-cell office:value-type="float" office:value="37233.035" calcext:value-type="float">
            <text:p>37233</text:p>
          </table:table-cell>
          <table:table-cell office:value-type="string" calcext:value-type="string">
            <text:p>San Pedro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H609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04543568" calcext:value-type="float">
            <text:p>104543568</text:p>
          </table:table-cell>
          <table:table-cell office:value-type="float" office:value="42021.363" calcext:value-type="float">
            <text:p>42021</text:p>
          </table:table-cell>
          <table:table-cell office:value-type="string" calcext:value-type="string">
            <text:p>Masegoso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H609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H709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32797256" calcext:value-type="float">
            <text:p>132797256</text:p>
          </table:table-cell>
          <table:table-cell office:value-type="float" office:value="47595.094" calcext:value-type="float">
            <text:p>47595</text:p>
          </table:table-cell>
          <table:table-cell office:value-type="string" calcext:value-type="string">
            <text:p>Pozuelo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H709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82409368" calcext:value-type="float">
            <text:p>82409368</text:p>
          </table:table-cell>
          <table:table-cell office:value-type="float" office:value="37233.035" calcext:value-type="float">
            <text:p>37233</text:p>
          </table:table-cell>
          <table:table-cell office:value-type="string" calcext:value-type="string">
            <text:p>San Pedro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H809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H809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32797256" calcext:value-type="float">
            <text:p>132797256</text:p>
          </table:table-cell>
          <table:table-cell office:value-type="float" office:value="47595.094" calcext:value-type="float">
            <text:p>47595</text:p>
          </table:table-cell>
          <table:table-cell office:value-type="string" calcext:value-type="string">
            <text:p>Pozuelo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H809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57743712" calcext:value-type="float">
            <text:p>157743712</text:p>
          </table:table-cell>
          <table:table-cell office:value-type="float" office:value="72817.633" calcext:value-type="float">
            <text:p>72818</text:p>
          </table:table-cell>
          <table:table-cell office:value-type="string" calcext:value-type="string">
            <text:p>Peñas de San Pedro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H809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35720096" calcext:value-type="float">
            <text:p>135720096</text:p>
          </table:table-cell>
          <table:table-cell office:value-type="float" office:value="49311.309" calcext:value-type="float">
            <text:p>49311</text:p>
          </table:table-cell>
          <table:table-cell office:value-type="string" calcext:value-type="string">
            <text:p>Pozohondo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H909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H909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57743712" calcext:value-type="float">
            <text:p>157743712</text:p>
          </table:table-cell>
          <table:table-cell office:value-type="float" office:value="72817.633" calcext:value-type="float">
            <text:p>72818</text:p>
          </table:table-cell>
          <table:table-cell office:value-type="string" calcext:value-type="string">
            <text:p>Peñas de San Pedro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H909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35720096" calcext:value-type="float">
            <text:p>135720096</text:p>
          </table:table-cell>
          <table:table-cell office:value-type="float" office:value="49311.309" calcext:value-type="float">
            <text:p>49311</text:p>
          </table:table-cell>
          <table:table-cell office:value-type="string" calcext:value-type="string">
            <text:p>Pozohondo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XH009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XH009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XH109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XH109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XH209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XH209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94103808" calcext:value-type="float">
            <text:p>94103808</text:p>
          </table:table-cell>
          <table:table-cell office:value-type="float" office:value="41826.625" calcext:value-type="float">
            <text:p>41827</text:p>
          </table:table-cell>
          <table:table-cell office:value-type="string" calcext:value-type="string">
            <text:p>Corral Rubio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XH209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74249992" calcext:value-type="float">
            <text:p>74249992</text:p>
          </table:table-cell>
          <table:table-cell office:value-type="float" office:value="40357.621" calcext:value-type="float">
            <text:p>40358</text:p>
          </table:table-cell>
          <table:table-cell office:value-type="string" calcext:value-type="string">
            <text:p>Petrola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XH209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34019816" calcext:value-type="float">
            <text:p>134019816</text:p>
          </table:table-cell>
          <table:table-cell office:value-type="float" office:value="45646.152" calcext:value-type="float">
            <text:p>45646</text:p>
          </table:table-cell>
          <table:table-cell office:value-type="string" calcext:value-type="string">
            <text:p>Fuente-Alamo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H309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H309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94103808" calcext:value-type="float">
            <text:p>94103808</text:p>
          </table:table-cell>
          <table:table-cell office:value-type="float" office:value="41826.625" calcext:value-type="float">
            <text:p>41827</text:p>
          </table:table-cell>
          <table:table-cell office:value-type="string" calcext:value-type="string">
            <text:p>Corral Rubio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H309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74249992" calcext:value-type="float">
            <text:p>74249992</text:p>
          </table:table-cell>
          <table:table-cell office:value-type="float" office:value="40357.621" calcext:value-type="float">
            <text:p>40358</text:p>
          </table:table-cell>
          <table:table-cell office:value-type="string" calcext:value-type="string">
            <text:p>Petrola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H309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81910944" calcext:value-type="float">
            <text:p>181910944</text:p>
          </table:table-cell>
          <table:table-cell office:value-type="float" office:value="55156.742" calcext:value-type="float">
            <text:p>55157</text:p>
          </table:table-cell>
          <table:table-cell office:value-type="string" calcext:value-type="string">
            <text:p>Montealegre del Castillo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H309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34019816" calcext:value-type="float">
            <text:p>134019816</text:p>
          </table:table-cell>
          <table:table-cell office:value-type="float" office:value="45646.152" calcext:value-type="float">
            <text:p>45646</text:p>
          </table:table-cell>
          <table:table-cell office:value-type="string" calcext:value-type="string">
            <text:p>Fuente-Alamo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H409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H409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H409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24058552" calcext:value-type="float">
            <text:p>124058552</text:p>
          </table:table-cell>
          <table:table-cell office:value-type="float" office:value="55458.629" calcext:value-type="float">
            <text:p>55459</text:p>
          </table:table-cell>
          <table:table-cell office:value-type="string" calcext:value-type="string">
            <text:p>Bonete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H409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94103808" calcext:value-type="float">
            <text:p>94103808</text:p>
          </table:table-cell>
          <table:table-cell office:value-type="float" office:value="41826.625" calcext:value-type="float">
            <text:p>41827</text:p>
          </table:table-cell>
          <table:table-cell office:value-type="string" calcext:value-type="string">
            <text:p>Corral Rubio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H409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81910944" calcext:value-type="float">
            <text:p>181910944</text:p>
          </table:table-cell>
          <table:table-cell office:value-type="float" office:value="55156.742" calcext:value-type="float">
            <text:p>55157</text:p>
          </table:table-cell>
          <table:table-cell office:value-type="string" calcext:value-type="string">
            <text:p>Montealegre del Castillo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H409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34019816" calcext:value-type="float">
            <text:p>134019816</text:p>
          </table:table-cell>
          <table:table-cell office:value-type="float" office:value="45646.152" calcext:value-type="float">
            <text:p>45646</text:p>
          </table:table-cell>
          <table:table-cell office:value-type="string" calcext:value-type="string">
            <text:p>Fuente-Alamo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H509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H509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81910944" calcext:value-type="float">
            <text:p>181910944</text:p>
          </table:table-cell>
          <table:table-cell office:value-type="float" office:value="55156.742" calcext:value-type="float">
            <text:p>55157</text:p>
          </table:table-cell>
          <table:table-cell office:value-type="string" calcext:value-type="string">
            <text:p>Montealegre del Castillo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XH6090</text:p>
          </table:table-cell>
          <table:table-cell office:value-type="float" office:value="665000" calcext:value-type="float">
            <text:p>66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XH6090</text:p>
          </table:table-cell>
          <table:table-cell office:value-type="float" office:value="665000" calcext:value-type="float">
            <text:p>66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41894784" calcext:value-type="float">
            <text:p>141894784</text:p>
          </table:table-cell>
          <table:table-cell office:value-type="float" office:value="50014.746" calcext:value-type="float">
            <text:p>50015</text:p>
          </table:table-cell>
          <table:table-cell office:value-type="string" calcext:value-type="string">
            <text:p>Caudete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XH7090</text:p>
          </table:table-cell>
          <table:table-cell office:value-type="float" office:value="675000" calcext:value-type="float">
            <text:p>67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XH7090</text:p>
          </table:table-cell>
          <table:table-cell office:value-type="float" office:value="675000" calcext:value-type="float">
            <text:p>67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141894784" calcext:value-type="float">
            <text:p>141894784</text:p>
          </table:table-cell>
          <table:table-cell office:value-type="float" office:value="50014.746" calcext:value-type="float">
            <text:p>50015</text:p>
          </table:table-cell>
          <table:table-cell office:value-type="string" calcext:value-type="string">
            <text:p>Caudete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XH8090</text:p>
          </table:table-cell>
          <table:table-cell office:value-type="float" office:value="685000" calcext:value-type="float">
            <text:p>685000</text:p>
          </table:table-cell>
          <table:table-cell office:value-type="float" office:value="4295000" calcext:value-type="float">
            <text:p>429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J100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243132768" calcext:value-type="float">
            <text:p>243132768</text:p>
          </table:table-cell>
          <table:table-cell office:value-type="float" office:value="67804.539" calcext:value-type="float">
            <text:p>67805</text:p>
          </table:table-cell>
          <table:table-cell office:value-type="string" calcext:value-type="string">
            <text:p>Ossa de Montiel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J2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J2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243132768" calcext:value-type="float">
            <text:p>243132768</text:p>
          </table:table-cell>
          <table:table-cell office:value-type="float" office:value="67804.539" calcext:value-type="float">
            <text:p>67805</text:p>
          </table:table-cell>
          <table:table-cell office:value-type="string" calcext:value-type="string">
            <text:p>Ossa de Montiel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J300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J300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38498480" calcext:value-type="float">
            <text:p>138498480</text:p>
          </table:table-cell>
          <table:table-cell office:value-type="float" office:value="49724.395" calcext:value-type="float">
            <text:p>49724</text:p>
          </table:table-cell>
          <table:table-cell office:value-type="string" calcext:value-type="string">
            <text:p>El Ballestero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J300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64838628" calcext:value-type="float">
            <text:p>64838628</text:p>
          </table:table-cell>
          <table:table-cell office:value-type="float" office:value="44119.645" calcext:value-type="float">
            <text:p>44120</text:p>
          </table:table-cell>
          <table:table-cell office:value-type="string" calcext:value-type="string">
            <text:p>Viveros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J300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J400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J400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38498480" calcext:value-type="float">
            <text:p>138498480</text:p>
          </table:table-cell>
          <table:table-cell office:value-type="float" office:value="49724.395" calcext:value-type="float">
            <text:p>49724</text:p>
          </table:table-cell>
          <table:table-cell office:value-type="string" calcext:value-type="string">
            <text:p>El Ballestero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J5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J5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361019872" calcext:value-type="float">
            <text:p>361019872</text:p>
          </table:table-cell>
          <table:table-cell office:value-type="float" office:value="86618.898" calcext:value-type="float">
            <text:p>86619</text:p>
          </table:table-cell>
          <table:table-cell office:value-type="string" calcext:value-type="string">
            <text:p>Lezuza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J5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38498480" calcext:value-type="float">
            <text:p>138498480</text:p>
          </table:table-cell>
          <table:table-cell office:value-type="float" office:value="49724.395" calcext:value-type="float">
            <text:p>49724</text:p>
          </table:table-cell>
          <table:table-cell office:value-type="string" calcext:value-type="string">
            <text:p>El Ballestero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J5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J600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361019872" calcext:value-type="float">
            <text:p>361019872</text:p>
          </table:table-cell>
          <table:table-cell office:value-type="float" office:value="86618.898" calcext:value-type="float">
            <text:p>86619</text:p>
          </table:table-cell>
          <table:table-cell office:value-type="string" calcext:value-type="string">
            <text:p>Lezuza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J600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64664036" calcext:value-type="float">
            <text:p>64664036</text:p>
          </table:table-cell>
          <table:table-cell office:value-type="float" office:value="32184.695" calcext:value-type="float">
            <text:p>32185</text:p>
          </table:table-cell>
          <table:table-cell office:value-type="string" calcext:value-type="string">
            <text:p>Balazote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J600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12378888" calcext:value-type="float">
            <text:p>112378888</text:p>
          </table:table-cell>
          <table:table-cell office:value-type="float" office:value="68765.008" calcext:value-type="float">
            <text:p>68765</text:p>
          </table:table-cell>
          <table:table-cell office:value-type="string" calcext:value-type="string">
            <text:p>Casas de Lázaro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J600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82409368" calcext:value-type="float">
            <text:p>82409368</text:p>
          </table:table-cell>
          <table:table-cell office:value-type="float" office:value="37233.035" calcext:value-type="float">
            <text:p>37233</text:p>
          </table:table-cell>
          <table:table-cell office:value-type="string" calcext:value-type="string">
            <text:p>San Pedro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J600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370234346.28" calcext:value-type="float">
            <text:p>370234346</text:p>
          </table:table-cell>
          <table:table-cell office:value-type="float" office:value="279819.215" calcext:value-type="float">
            <text:p>279819</text:p>
          </table:table-cell>
          <table:table-cell office:value-type="string" calcext:value-type="string">
            <text:p>Alcaraz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J7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361019872" calcext:value-type="float">
            <text:p>361019872</text:p>
          </table:table-cell>
          <table:table-cell office:value-type="float" office:value="86618.898" calcext:value-type="float">
            <text:p>86619</text:p>
          </table:table-cell>
          <table:table-cell office:value-type="string" calcext:value-type="string">
            <text:p>Lezuza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J7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63082388" calcext:value-type="float">
            <text:p>63082388</text:p>
          </table:table-cell>
          <table:table-cell office:value-type="float" office:value="42345.5" calcext:value-type="float">
            <text:p>42346</text:p>
          </table:table-cell>
          <table:table-cell office:value-type="string" calcext:value-type="string">
            <text:p>La Herrera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J7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64664036" calcext:value-type="float">
            <text:p>64664036</text:p>
          </table:table-cell>
          <table:table-cell office:value-type="float" office:value="32184.695" calcext:value-type="float">
            <text:p>32185</text:p>
          </table:table-cell>
          <table:table-cell office:value-type="string" calcext:value-type="string">
            <text:p>Balazote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J7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32797256" calcext:value-type="float">
            <text:p>132797256</text:p>
          </table:table-cell>
          <table:table-cell office:value-type="float" office:value="47595.094" calcext:value-type="float">
            <text:p>47595</text:p>
          </table:table-cell>
          <table:table-cell office:value-type="string" calcext:value-type="string">
            <text:p>Pozuelo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J7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12378888" calcext:value-type="float">
            <text:p>112378888</text:p>
          </table:table-cell>
          <table:table-cell office:value-type="float" office:value="68765.008" calcext:value-type="float">
            <text:p>68765</text:p>
          </table:table-cell>
          <table:table-cell office:value-type="string" calcext:value-type="string">
            <text:p>Casas de Lázaro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J7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82409368" calcext:value-type="float">
            <text:p>82409368</text:p>
          </table:table-cell>
          <table:table-cell office:value-type="float" office:value="37233.035" calcext:value-type="float">
            <text:p>37233</text:p>
          </table:table-cell>
          <table:table-cell office:value-type="string" calcext:value-type="string">
            <text:p>San Pedro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J800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J800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63082388" calcext:value-type="float">
            <text:p>63082388</text:p>
          </table:table-cell>
          <table:table-cell office:value-type="float" office:value="42345.5" calcext:value-type="float">
            <text:p>42346</text:p>
          </table:table-cell>
          <table:table-cell office:value-type="string" calcext:value-type="string">
            <text:p>La Herrera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J800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64664036" calcext:value-type="float">
            <text:p>64664036</text:p>
          </table:table-cell>
          <table:table-cell office:value-type="float" office:value="32184.695" calcext:value-type="float">
            <text:p>32185</text:p>
          </table:table-cell>
          <table:table-cell office:value-type="string" calcext:value-type="string">
            <text:p>Balazote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J800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32797256" calcext:value-type="float">
            <text:p>132797256</text:p>
          </table:table-cell>
          <table:table-cell office:value-type="float" office:value="47595.094" calcext:value-type="float">
            <text:p>47595</text:p>
          </table:table-cell>
          <table:table-cell office:value-type="string" calcext:value-type="string">
            <text:p>Pozuelo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J900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J000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J000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J100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J20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J20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13764088" calcext:value-type="float">
            <text:p>113764088</text:p>
          </table:table-cell>
          <table:table-cell office:value-type="float" office:value="48088.312" calcext:value-type="float">
            <text:p>48088</text:p>
          </table:table-cell>
          <table:table-cell office:value-type="string" calcext:value-type="string">
            <text:p>Hoya Gonzalo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J20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94103808" calcext:value-type="float">
            <text:p>94103808</text:p>
          </table:table-cell>
          <table:table-cell office:value-type="float" office:value="41826.625" calcext:value-type="float">
            <text:p>41827</text:p>
          </table:table-cell>
          <table:table-cell office:value-type="string" calcext:value-type="string">
            <text:p>Corral Rubio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J20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74249992" calcext:value-type="float">
            <text:p>74249992</text:p>
          </table:table-cell>
          <table:table-cell office:value-type="float" office:value="40357.621" calcext:value-type="float">
            <text:p>40358</text:p>
          </table:table-cell>
          <table:table-cell office:value-type="string" calcext:value-type="string">
            <text:p>Petrola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J300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J300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205378064" calcext:value-type="float">
            <text:p>205378064</text:p>
          </table:table-cell>
          <table:table-cell office:value-type="float" office:value="86922.82" calcext:value-type="float">
            <text:p>86923</text:p>
          </table:table-cell>
          <table:table-cell office:value-type="string" calcext:value-type="string">
            <text:p>Higueruela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J300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13764088" calcext:value-type="float">
            <text:p>113764088</text:p>
          </table:table-cell>
          <table:table-cell office:value-type="float" office:value="48088.312" calcext:value-type="float">
            <text:p>48088</text:p>
          </table:table-cell>
          <table:table-cell office:value-type="string" calcext:value-type="string">
            <text:p>Hoya Gonzalo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J300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24058552" calcext:value-type="float">
            <text:p>124058552</text:p>
          </table:table-cell>
          <table:table-cell office:value-type="float" office:value="55458.629" calcext:value-type="float">
            <text:p>55459</text:p>
          </table:table-cell>
          <table:table-cell office:value-type="string" calcext:value-type="string">
            <text:p>Bonete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J300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94103808" calcext:value-type="float">
            <text:p>94103808</text:p>
          </table:table-cell>
          <table:table-cell office:value-type="float" office:value="41826.625" calcext:value-type="float">
            <text:p>41827</text:p>
          </table:table-cell>
          <table:table-cell office:value-type="string" calcext:value-type="string">
            <text:p>Corral Rubio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J400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J400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205378064" calcext:value-type="float">
            <text:p>205378064</text:p>
          </table:table-cell>
          <table:table-cell office:value-type="float" office:value="86922.82" calcext:value-type="float">
            <text:p>86923</text:p>
          </table:table-cell>
          <table:table-cell office:value-type="string" calcext:value-type="string">
            <text:p>Higueruela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J400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J400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24058552" calcext:value-type="float">
            <text:p>124058552</text:p>
          </table:table-cell>
          <table:table-cell office:value-type="float" office:value="55458.629" calcext:value-type="float">
            <text:p>55459</text:p>
          </table:table-cell>
          <table:table-cell office:value-type="string" calcext:value-type="string">
            <text:p>Bonete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J400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81910944" calcext:value-type="float">
            <text:p>181910944</text:p>
          </table:table-cell>
          <table:table-cell office:value-type="float" office:value="55156.742" calcext:value-type="float">
            <text:p>55157</text:p>
          </table:table-cell>
          <table:table-cell office:value-type="string" calcext:value-type="string">
            <text:p>Montealegre del Castillo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J500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78018896" calcext:value-type="float">
            <text:p>178018896</text:p>
          </table:table-cell>
          <table:table-cell office:value-type="float" office:value="57294.336" calcext:value-type="float">
            <text:p>57294</text:p>
          </table:table-cell>
          <table:table-cell office:value-type="string" calcext:value-type="string">
            <text:p>Alper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J500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205378064" calcext:value-type="float">
            <text:p>205378064</text:p>
          </table:table-cell>
          <table:table-cell office:value-type="float" office:value="86922.82" calcext:value-type="float">
            <text:p>86923</text:p>
          </table:table-cell>
          <table:table-cell office:value-type="string" calcext:value-type="string">
            <text:p>Higueruela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J500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J500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124058552" calcext:value-type="float">
            <text:p>124058552</text:p>
          </table:table-cell>
          <table:table-cell office:value-type="float" office:value="55458.629" calcext:value-type="float">
            <text:p>55459</text:p>
          </table:table-cell>
          <table:table-cell office:value-type="string" calcext:value-type="string">
            <text:p>Bonete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J6000</text:p>
          </table:table-cell>
          <table:table-cell office:value-type="float" office:value="665000" calcext:value-type="float">
            <text:p>66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J7000</text:p>
          </table:table-cell>
          <table:table-cell office:value-type="float" office:value="675000" calcext:value-type="float">
            <text:p>67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J8000</text:p>
          </table:table-cell>
          <table:table-cell office:value-type="float" office:value="685000" calcext:value-type="float">
            <text:p>685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J101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243132768" calcext:value-type="float">
            <text:p>243132768</text:p>
          </table:table-cell>
          <table:table-cell office:value-type="float" office:value="67804.539" calcext:value-type="float">
            <text:p>67805</text:p>
          </table:table-cell>
          <table:table-cell office:value-type="string" calcext:value-type="string">
            <text:p>Ossa de Montiel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J201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J201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243132768" calcext:value-type="float">
            <text:p>243132768</text:p>
          </table:table-cell>
          <table:table-cell office:value-type="float" office:value="67804.539" calcext:value-type="float">
            <text:p>67805</text:p>
          </table:table-cell>
          <table:table-cell office:value-type="string" calcext:value-type="string">
            <text:p>Ossa de Montiel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J301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J401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229512480" calcext:value-type="float">
            <text:p>229512480</text:p>
          </table:table-cell>
          <table:table-cell office:value-type="float" office:value="58504.062" calcext:value-type="float">
            <text:p>58504</text:p>
          </table:table-cell>
          <table:table-cell office:value-type="string" calcext:value-type="string">
            <text:p>Munera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J401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J401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361019872" calcext:value-type="float">
            <text:p>361019872</text:p>
          </table:table-cell>
          <table:table-cell office:value-type="float" office:value="86618.898" calcext:value-type="float">
            <text:p>86619</text:p>
          </table:table-cell>
          <table:table-cell office:value-type="string" calcext:value-type="string">
            <text:p>Lezuza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J501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229512480" calcext:value-type="float">
            <text:p>229512480</text:p>
          </table:table-cell>
          <table:table-cell office:value-type="float" office:value="58504.062" calcext:value-type="float">
            <text:p>58504</text:p>
          </table:table-cell>
          <table:table-cell office:value-type="string" calcext:value-type="string">
            <text:p>Munera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J501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J501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361019872" calcext:value-type="float">
            <text:p>361019872</text:p>
          </table:table-cell>
          <table:table-cell office:value-type="float" office:value="86618.898" calcext:value-type="float">
            <text:p>86619</text:p>
          </table:table-cell>
          <table:table-cell office:value-type="string" calcext:value-type="string">
            <text:p>Lezuza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J601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88955504" calcext:value-type="float">
            <text:p>188955504</text:p>
          </table:table-cell>
          <table:table-cell office:value-type="float" office:value="53239.684" calcext:value-type="float">
            <text:p>53240</text:p>
          </table:table-cell>
          <table:table-cell office:value-type="string" calcext:value-type="string">
            <text:p>Barrax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J601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361019872" calcext:value-type="float">
            <text:p>361019872</text:p>
          </table:table-cell>
          <table:table-cell office:value-type="float" office:value="86618.898" calcext:value-type="float">
            <text:p>86619</text:p>
          </table:table-cell>
          <table:table-cell office:value-type="string" calcext:value-type="string">
            <text:p>Lezuza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J701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J701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88955504" calcext:value-type="float">
            <text:p>188955504</text:p>
          </table:table-cell>
          <table:table-cell office:value-type="float" office:value="53239.684" calcext:value-type="float">
            <text:p>53240</text:p>
          </table:table-cell>
          <table:table-cell office:value-type="string" calcext:value-type="string">
            <text:p>Barrax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J701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361019872" calcext:value-type="float">
            <text:p>361019872</text:p>
          </table:table-cell>
          <table:table-cell office:value-type="float" office:value="86618.898" calcext:value-type="float">
            <text:p>86619</text:p>
          </table:table-cell>
          <table:table-cell office:value-type="string" calcext:value-type="string">
            <text:p>Lezuza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J701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63082388" calcext:value-type="float">
            <text:p>63082388</text:p>
          </table:table-cell>
          <table:table-cell office:value-type="float" office:value="42345.5" calcext:value-type="float">
            <text:p>42346</text:p>
          </table:table-cell>
          <table:table-cell office:value-type="string" calcext:value-type="string">
            <text:p>La Herrera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J801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J801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63082388" calcext:value-type="float">
            <text:p>63082388</text:p>
          </table:table-cell>
          <table:table-cell office:value-type="float" office:value="42345.5" calcext:value-type="float">
            <text:p>42346</text:p>
          </table:table-cell>
          <table:table-cell office:value-type="string" calcext:value-type="string">
            <text:p>La Herrera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WJ901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J001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J001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J101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J101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J101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13764088" calcext:value-type="float">
            <text:p>113764088</text:p>
          </table:table-cell>
          <table:table-cell office:value-type="float" office:value="48088.312" calcext:value-type="float">
            <text:p>48088</text:p>
          </table:table-cell>
          <table:table-cell office:value-type="string" calcext:value-type="string">
            <text:p>Hoya Gonzalo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J201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J201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205378064" calcext:value-type="float">
            <text:p>205378064</text:p>
          </table:table-cell>
          <table:table-cell office:value-type="float" office:value="86922.82" calcext:value-type="float">
            <text:p>86923</text:p>
          </table:table-cell>
          <table:table-cell office:value-type="string" calcext:value-type="string">
            <text:p>Higueruela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J201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13764088" calcext:value-type="float">
            <text:p>113764088</text:p>
          </table:table-cell>
          <table:table-cell office:value-type="float" office:value="48088.312" calcext:value-type="float">
            <text:p>48088</text:p>
          </table:table-cell>
          <table:table-cell office:value-type="string" calcext:value-type="string">
            <text:p>Hoya Gonzalo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J301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205378064" calcext:value-type="float">
            <text:p>205378064</text:p>
          </table:table-cell>
          <table:table-cell office:value-type="float" office:value="86922.82" calcext:value-type="float">
            <text:p>86923</text:p>
          </table:table-cell>
          <table:table-cell office:value-type="string" calcext:value-type="string">
            <text:p>Higueruela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J301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13764088" calcext:value-type="float">
            <text:p>113764088</text:p>
          </table:table-cell>
          <table:table-cell office:value-type="float" office:value="48088.312" calcext:value-type="float">
            <text:p>48088</text:p>
          </table:table-cell>
          <table:table-cell office:value-type="string" calcext:value-type="string">
            <text:p>Hoya Gonzalo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XJ401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78018896" calcext:value-type="float">
            <text:p>178018896</text:p>
          </table:table-cell>
          <table:table-cell office:value-type="float" office:value="57294.336" calcext:value-type="float">
            <text:p>57294</text:p>
          </table:table-cell>
          <table:table-cell office:value-type="string" calcext:value-type="string">
            <text:p>Alper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XJ401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205378064" calcext:value-type="float">
            <text:p>205378064</text:p>
          </table:table-cell>
          <table:table-cell office:value-type="float" office:value="86922.82" calcext:value-type="float">
            <text:p>86923</text:p>
          </table:table-cell>
          <table:table-cell office:value-type="string" calcext:value-type="string">
            <text:p>Higueruela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XJ401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24058552" calcext:value-type="float">
            <text:p>124058552</text:p>
          </table:table-cell>
          <table:table-cell office:value-type="float" office:value="55458.629" calcext:value-type="float">
            <text:p>55459</text:p>
          </table:table-cell>
          <table:table-cell office:value-type="string" calcext:value-type="string">
            <text:p>Bonete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J501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78018896" calcext:value-type="float">
            <text:p>178018896</text:p>
          </table:table-cell>
          <table:table-cell office:value-type="float" office:value="57294.336" calcext:value-type="float">
            <text:p>57294</text:p>
          </table:table-cell>
          <table:table-cell office:value-type="string" calcext:value-type="string">
            <text:p>Alper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J501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205378064" calcext:value-type="float">
            <text:p>205378064</text:p>
          </table:table-cell>
          <table:table-cell office:value-type="float" office:value="86922.82" calcext:value-type="float">
            <text:p>86923</text:p>
          </table:table-cell>
          <table:table-cell office:value-type="string" calcext:value-type="string">
            <text:p>Higueruela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J501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J501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24058552" calcext:value-type="float">
            <text:p>124058552</text:p>
          </table:table-cell>
          <table:table-cell office:value-type="float" office:value="55458.629" calcext:value-type="float">
            <text:p>55459</text:p>
          </table:table-cell>
          <table:table-cell office:value-type="string" calcext:value-type="string">
            <text:p>Bonete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J6010</text:p>
          </table:table-cell>
          <table:table-cell office:value-type="float" office:value="665000" calcext:value-type="float">
            <text:p>66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178018896" calcext:value-type="float">
            <text:p>178018896</text:p>
          </table:table-cell>
          <table:table-cell office:value-type="float" office:value="57294.336" calcext:value-type="float">
            <text:p>57294</text:p>
          </table:table-cell>
          <table:table-cell office:value-type="string" calcext:value-type="string">
            <text:p>Alper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J6010</text:p>
          </table:table-cell>
          <table:table-cell office:value-type="float" office:value="665000" calcext:value-type="float">
            <text:p>66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XJ7010</text:p>
          </table:table-cell>
          <table:table-cell office:value-type="float" office:value="675000" calcext:value-type="float">
            <text:p>675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531218976" calcext:value-type="float">
            <text:p>531218976</text:p>
          </table:table-cell>
          <table:table-cell office:value-type="float" office:value="93380.203" calcext:value-type="float">
            <text:p>93380</text:p>
          </table:table-cell>
          <table:table-cell office:value-type="string" calcext:value-type="string">
            <text:p>Almansa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WJ102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WJ102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243132768" calcext:value-type="float">
            <text:p>243132768</text:p>
          </table:table-cell>
          <table:table-cell office:value-type="float" office:value="67804.539" calcext:value-type="float">
            <text:p>67805</text:p>
          </table:table-cell>
          <table:table-cell office:value-type="string" calcext:value-type="string">
            <text:p>Ossa de Montiel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J202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J202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J202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243132768" calcext:value-type="float">
            <text:p>243132768</text:p>
          </table:table-cell>
          <table:table-cell office:value-type="float" office:value="67804.539" calcext:value-type="float">
            <text:p>67805</text:p>
          </table:table-cell>
          <table:table-cell office:value-type="string" calcext:value-type="string">
            <text:p>Ossa de Montiel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J302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J302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229512480" calcext:value-type="float">
            <text:p>229512480</text:p>
          </table:table-cell>
          <table:table-cell office:value-type="float" office:value="58504.062" calcext:value-type="float">
            <text:p>58504</text:p>
          </table:table-cell>
          <table:table-cell office:value-type="string" calcext:value-type="string">
            <text:p>Munera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J302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J40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229512480" calcext:value-type="float">
            <text:p>229512480</text:p>
          </table:table-cell>
          <table:table-cell office:value-type="float" office:value="58504.062" calcext:value-type="float">
            <text:p>58504</text:p>
          </table:table-cell>
          <table:table-cell office:value-type="string" calcext:value-type="string">
            <text:p>Munera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J40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500198048" calcext:value-type="float">
            <text:p>500198048</text:p>
          </table:table-cell>
          <table:table-cell office:value-type="float" office:value="151599.375" calcext:value-type="float">
            <text:p>151599</text:p>
          </table:table-cell>
          <table:table-cell office:value-type="string" calcext:value-type="string">
            <text:p>El Bonillo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J502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401752352" calcext:value-type="float">
            <text:p>401752352</text:p>
          </table:table-cell>
          <table:table-cell office:value-type="float" office:value="127846.031" calcext:value-type="float">
            <text:p>127846</text:p>
          </table:table-cell>
          <table:table-cell office:value-type="string" calcext:value-type="string">
            <text:p>La Roda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J502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229512480" calcext:value-type="float">
            <text:p>229512480</text:p>
          </table:table-cell>
          <table:table-cell office:value-type="float" office:value="58504.062" calcext:value-type="float">
            <text:p>58504</text:p>
          </table:table-cell>
          <table:table-cell office:value-type="string" calcext:value-type="string">
            <text:p>Munera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J502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361019872" calcext:value-type="float">
            <text:p>361019872</text:p>
          </table:table-cell>
          <table:table-cell office:value-type="float" office:value="86618.898" calcext:value-type="float">
            <text:p>86619</text:p>
          </table:table-cell>
          <table:table-cell office:value-type="string" calcext:value-type="string">
            <text:p>Lezuza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J602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401752352" calcext:value-type="float">
            <text:p>401752352</text:p>
          </table:table-cell>
          <table:table-cell office:value-type="float" office:value="127846.031" calcext:value-type="float">
            <text:p>127846</text:p>
          </table:table-cell>
          <table:table-cell office:value-type="string" calcext:value-type="string">
            <text:p>La Roda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J602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88955504" calcext:value-type="float">
            <text:p>188955504</text:p>
          </table:table-cell>
          <table:table-cell office:value-type="float" office:value="53239.684" calcext:value-type="float">
            <text:p>53240</text:p>
          </table:table-cell>
          <table:table-cell office:value-type="string" calcext:value-type="string">
            <text:p>Barrax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J602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361019872" calcext:value-type="float">
            <text:p>361019872</text:p>
          </table:table-cell>
          <table:table-cell office:value-type="float" office:value="86618.898" calcext:value-type="float">
            <text:p>86619</text:p>
          </table:table-cell>
          <table:table-cell office:value-type="string" calcext:value-type="string">
            <text:p>Lezuza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J702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401752352" calcext:value-type="float">
            <text:p>401752352</text:p>
          </table:table-cell>
          <table:table-cell office:value-type="float" office:value="127846.031" calcext:value-type="float">
            <text:p>127846</text:p>
          </table:table-cell>
          <table:table-cell office:value-type="string" calcext:value-type="string">
            <text:p>La Roda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J702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36141840" calcext:value-type="float">
            <text:p>136141840</text:p>
          </table:table-cell>
          <table:table-cell office:value-type="float" office:value="49269.188" calcext:value-type="float">
            <text:p>49269</text:p>
          </table:table-cell>
          <table:table-cell office:value-type="string" calcext:value-type="string">
            <text:p>La gineta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J702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J702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88955504" calcext:value-type="float">
            <text:p>188955504</text:p>
          </table:table-cell>
          <table:table-cell office:value-type="float" office:value="53239.684" calcext:value-type="float">
            <text:p>53240</text:p>
          </table:table-cell>
          <table:table-cell office:value-type="string" calcext:value-type="string">
            <text:p>Barrax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J802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36141840" calcext:value-type="float">
            <text:p>136141840</text:p>
          </table:table-cell>
          <table:table-cell office:value-type="float" office:value="49269.188" calcext:value-type="float">
            <text:p>49269</text:p>
          </table:table-cell>
          <table:table-cell office:value-type="string" calcext:value-type="string">
            <text:p>La gineta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J802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J902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36141840" calcext:value-type="float">
            <text:p>136141840</text:p>
          </table:table-cell>
          <table:table-cell office:value-type="float" office:value="49269.188" calcext:value-type="float">
            <text:p>49269</text:p>
          </table:table-cell>
          <table:table-cell office:value-type="string" calcext:value-type="string">
            <text:p>La gineta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J902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XJ002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J102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J102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70716440" calcext:value-type="float">
            <text:p>70716440</text:p>
          </table:table-cell>
          <table:table-cell office:value-type="float" office:value="42335.074" calcext:value-type="float">
            <text:p>42335</text:p>
          </table:table-cell>
          <table:table-cell office:value-type="string" calcext:value-type="string">
            <text:p>Valdeganga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J102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88628360" calcext:value-type="float">
            <text:p>88628360</text:p>
          </table:table-cell>
          <table:table-cell office:value-type="float" office:value="42919.164" calcext:value-type="float">
            <text:p>42919</text:p>
          </table:table-cell>
          <table:table-cell office:value-type="string" calcext:value-type="string">
            <text:p>Casas de Juan Núñez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J102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J202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35542684" calcext:value-type="float">
            <text:p>35542684</text:p>
          </table:table-cell>
          <table:table-cell office:value-type="float" office:value="29854.826" calcext:value-type="float">
            <text:p>29855</text:p>
          </table:table-cell>
          <table:table-cell office:value-type="string" calcext:value-type="string">
            <text:p>Villavaliente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J202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88628360" calcext:value-type="float">
            <text:p>88628360</text:p>
          </table:table-cell>
          <table:table-cell office:value-type="float" office:value="42919.164" calcext:value-type="float">
            <text:p>42919</text:p>
          </table:table-cell>
          <table:table-cell office:value-type="string" calcext:value-type="string">
            <text:p>Casas de Juan Núñez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J202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81038312" calcext:value-type="float">
            <text:p>81038312</text:p>
          </table:table-cell>
          <table:table-cell office:value-type="float" office:value="37174.043" calcext:value-type="float">
            <text:p>37174</text:p>
          </table:table-cell>
          <table:table-cell office:value-type="string" calcext:value-type="string">
            <text:p>Pozo Lorente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J202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680800256" calcext:value-type="float">
            <text:p>680800256</text:p>
          </table:table-cell>
          <table:table-cell office:value-type="float" office:value="163418.547" calcext:value-type="float">
            <text:p>163419</text:p>
          </table:table-cell>
          <table:table-cell office:value-type="string" calcext:value-type="string">
            <text:p>Chinchilla del Monte Aragó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J202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205378064" calcext:value-type="float">
            <text:p>205378064</text:p>
          </table:table-cell>
          <table:table-cell office:value-type="float" office:value="86922.82" calcext:value-type="float">
            <text:p>86923</text:p>
          </table:table-cell>
          <table:table-cell office:value-type="string" calcext:value-type="string">
            <text:p>Higueruela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J202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13764088" calcext:value-type="float">
            <text:p>113764088</text:p>
          </table:table-cell>
          <table:table-cell office:value-type="float" office:value="48088.312" calcext:value-type="float">
            <text:p>48088</text:p>
          </table:table-cell>
          <table:table-cell office:value-type="string" calcext:value-type="string">
            <text:p>Hoya Gonzalo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J302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29289688" calcext:value-type="float">
            <text:p>29289688</text:p>
          </table:table-cell>
          <table:table-cell office:value-type="float" office:value="38796.25" calcext:value-type="float">
            <text:p>38796</text:p>
          </table:table-cell>
          <table:table-cell office:value-type="string" calcext:value-type="string">
            <text:p>La Recueja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J302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35542684" calcext:value-type="float">
            <text:p>35542684</text:p>
          </table:table-cell>
          <table:table-cell office:value-type="float" office:value="29854.826" calcext:value-type="float">
            <text:p>29855</text:p>
          </table:table-cell>
          <table:table-cell office:value-type="string" calcext:value-type="string">
            <text:p>Villavaliente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J302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88628360" calcext:value-type="float">
            <text:p>88628360</text:p>
          </table:table-cell>
          <table:table-cell office:value-type="float" office:value="42919.164" calcext:value-type="float">
            <text:p>42919</text:p>
          </table:table-cell>
          <table:table-cell office:value-type="string" calcext:value-type="string">
            <text:p>Casas de Juan Núñez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J302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64215400" calcext:value-type="float">
            <text:p>64215400</text:p>
          </table:table-cell>
          <table:table-cell office:value-type="float" office:value="38049.855" calcext:value-type="float">
            <text:p>38050</text:p>
          </table:table-cell>
          <table:table-cell office:value-type="string" calcext:value-type="string">
            <text:p>Alatoz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J302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81038312" calcext:value-type="float">
            <text:p>81038312</text:p>
          </table:table-cell>
          <table:table-cell office:value-type="float" office:value="37174.043" calcext:value-type="float">
            <text:p>37174</text:p>
          </table:table-cell>
          <table:table-cell office:value-type="string" calcext:value-type="string">
            <text:p>Pozo Lorente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J302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78018896" calcext:value-type="float">
            <text:p>178018896</text:p>
          </table:table-cell>
          <table:table-cell office:value-type="float" office:value="57294.336" calcext:value-type="float">
            <text:p>57294</text:p>
          </table:table-cell>
          <table:table-cell office:value-type="string" calcext:value-type="string">
            <text:p>Alper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J302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205378064" calcext:value-type="float">
            <text:p>205378064</text:p>
          </table:table-cell>
          <table:table-cell office:value-type="float" office:value="86922.82" calcext:value-type="float">
            <text:p>86923</text:p>
          </table:table-cell>
          <table:table-cell office:value-type="string" calcext:value-type="string">
            <text:p>Higueruela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J302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67471806.75" calcext:value-type="float">
            <text:p>67471807</text:p>
          </table:table-cell>
          <table:table-cell office:value-type="float" office:value="54669.436" calcext:value-type="float">
            <text:p>54669</text:p>
          </table:table-cell>
          <table:table-cell office:value-type="string" calcext:value-type="string">
            <text:p>Jorquera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XJ402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74181208" calcext:value-type="float">
            <text:p>74181208</text:p>
          </table:table-cell>
          <table:table-cell office:value-type="float" office:value="38798.227" calcext:value-type="float">
            <text:p>38798</text:p>
          </table:table-cell>
          <table:table-cell office:value-type="string" calcext:value-type="string">
            <text:p>Carcelen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XJ402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64215400" calcext:value-type="float">
            <text:p>64215400</text:p>
          </table:table-cell>
          <table:table-cell office:value-type="float" office:value="38049.855" calcext:value-type="float">
            <text:p>38050</text:p>
          </table:table-cell>
          <table:table-cell office:value-type="string" calcext:value-type="string">
            <text:p>Alatoz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XJ402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78018896" calcext:value-type="float">
            <text:p>178018896</text:p>
          </table:table-cell>
          <table:table-cell office:value-type="float" office:value="57294.336" calcext:value-type="float">
            <text:p>57294</text:p>
          </table:table-cell>
          <table:table-cell office:value-type="string" calcext:value-type="string">
            <text:p>Alper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XJ402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205378064" calcext:value-type="float">
            <text:p>205378064</text:p>
          </table:table-cell>
          <table:table-cell office:value-type="float" office:value="86922.82" calcext:value-type="float">
            <text:p>86923</text:p>
          </table:table-cell>
          <table:table-cell office:value-type="string" calcext:value-type="string">
            <text:p>Higueruela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XJ502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74181208" calcext:value-type="float">
            <text:p>74181208</text:p>
          </table:table-cell>
          <table:table-cell office:value-type="float" office:value="38798.227" calcext:value-type="float">
            <text:p>38798</text:p>
          </table:table-cell>
          <table:table-cell office:value-type="string" calcext:value-type="string">
            <text:p>Carcelen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XJ502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25000" calcext:value-type="float">
            <text:p>4325000</text:p>
          </table:table-cell>
          <table:table-cell office:value-type="float" office:value="178018896" calcext:value-type="float">
            <text:p>178018896</text:p>
          </table:table-cell>
          <table:table-cell office:value-type="float" office:value="57294.336" calcext:value-type="float">
            <text:p>57294</text:p>
          </table:table-cell>
          <table:table-cell office:value-type="string" calcext:value-type="string">
            <text:p>Alper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J103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J203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J303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J303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229512480" calcext:value-type="float">
            <text:p>229512480</text:p>
          </table:table-cell>
          <table:table-cell office:value-type="float" office:value="58504.062" calcext:value-type="float">
            <text:p>58504</text:p>
          </table:table-cell>
          <table:table-cell office:value-type="string" calcext:value-type="string">
            <text:p>Munera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J403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J403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229512480" calcext:value-type="float">
            <text:p>229512480</text:p>
          </table:table-cell>
          <table:table-cell office:value-type="float" office:value="58504.062" calcext:value-type="float">
            <text:p>58504</text:p>
          </table:table-cell>
          <table:table-cell office:value-type="string" calcext:value-type="string">
            <text:p>Munera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J503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J503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69929840" calcext:value-type="float">
            <text:p>69929840</text:p>
          </table:table-cell>
          <table:table-cell office:value-type="float" office:value="44424.977" calcext:value-type="float">
            <text:p>44425</text:p>
          </table:table-cell>
          <table:table-cell office:value-type="string" calcext:value-type="string">
            <text:p>Minaya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J503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401752352" calcext:value-type="float">
            <text:p>401752352</text:p>
          </table:table-cell>
          <table:table-cell office:value-type="float" office:value="127846.031" calcext:value-type="float">
            <text:p>127846</text:p>
          </table:table-cell>
          <table:table-cell office:value-type="string" calcext:value-type="string">
            <text:p>La Roda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J503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229512480" calcext:value-type="float">
            <text:p>229512480</text:p>
          </table:table-cell>
          <table:table-cell office:value-type="float" office:value="58504.062" calcext:value-type="float">
            <text:p>58504</text:p>
          </table:table-cell>
          <table:table-cell office:value-type="string" calcext:value-type="string">
            <text:p>Munera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J603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69929840" calcext:value-type="float">
            <text:p>69929840</text:p>
          </table:table-cell>
          <table:table-cell office:value-type="float" office:value="44424.977" calcext:value-type="float">
            <text:p>44425</text:p>
          </table:table-cell>
          <table:table-cell office:value-type="string" calcext:value-type="string">
            <text:p>Minaya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J603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401752352" calcext:value-type="float">
            <text:p>401752352</text:p>
          </table:table-cell>
          <table:table-cell office:value-type="float" office:value="127846.031" calcext:value-type="float">
            <text:p>127846</text:p>
          </table:table-cell>
          <table:table-cell office:value-type="string" calcext:value-type="string">
            <text:p>La Roda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J703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401752352" calcext:value-type="float">
            <text:p>401752352</text:p>
          </table:table-cell>
          <table:table-cell office:value-type="float" office:value="127846.031" calcext:value-type="float">
            <text:p>127846</text:p>
          </table:table-cell>
          <table:table-cell office:value-type="string" calcext:value-type="string">
            <text:p>La Roda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J703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36141840" calcext:value-type="float">
            <text:p>136141840</text:p>
          </table:table-cell>
          <table:table-cell office:value-type="float" office:value="49269.188" calcext:value-type="float">
            <text:p>49269</text:p>
          </table:table-cell>
          <table:table-cell office:value-type="string" calcext:value-type="string">
            <text:p>La gineta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J703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J803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212276608" calcext:value-type="float">
            <text:p>212276608</text:p>
          </table:table-cell>
          <table:table-cell office:value-type="float" office:value="66366.477" calcext:value-type="float">
            <text:p>66366</text:p>
          </table:table-cell>
          <table:table-cell office:value-type="string" calcext:value-type="string">
            <text:p>Tarazona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J803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401752352" calcext:value-type="float">
            <text:p>401752352</text:p>
          </table:table-cell>
          <table:table-cell office:value-type="float" office:value="127846.031" calcext:value-type="float">
            <text:p>127846</text:p>
          </table:table-cell>
          <table:table-cell office:value-type="string" calcext:value-type="string">
            <text:p>La Roda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J803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24312118" calcext:value-type="float">
            <text:p>24312118</text:p>
          </table:table-cell>
          <table:table-cell office:value-type="float" office:value="22858.908" calcext:value-type="float">
            <text:p>22859</text:p>
          </table:table-cell>
          <table:table-cell office:value-type="string" calcext:value-type="string">
            <text:p>Montalvos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J803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36141840" calcext:value-type="float">
            <text:p>136141840</text:p>
          </table:table-cell>
          <table:table-cell office:value-type="float" office:value="49269.188" calcext:value-type="float">
            <text:p>49269</text:p>
          </table:table-cell>
          <table:table-cell office:value-type="string" calcext:value-type="string">
            <text:p>La gineta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J803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J903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212276608" calcext:value-type="float">
            <text:p>212276608</text:p>
          </table:table-cell>
          <table:table-cell office:value-type="float" office:value="66366.477" calcext:value-type="float">
            <text:p>66366</text:p>
          </table:table-cell>
          <table:table-cell office:value-type="string" calcext:value-type="string">
            <text:p>Tarazona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J903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73113696" calcext:value-type="float">
            <text:p>73113696</text:p>
          </table:table-cell>
          <table:table-cell office:value-type="float" office:value="35987.469" calcext:value-type="float">
            <text:p>35987</text:p>
          </table:table-cell>
          <table:table-cell office:value-type="string" calcext:value-type="string">
            <text:p>Madrigueras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J903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36141840" calcext:value-type="float">
            <text:p>136141840</text:p>
          </table:table-cell>
          <table:table-cell office:value-type="float" office:value="49269.188" calcext:value-type="float">
            <text:p>49269</text:p>
          </table:table-cell>
          <table:table-cell office:value-type="string" calcext:value-type="string">
            <text:p>La gineta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J903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XJ003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212276608" calcext:value-type="float">
            <text:p>212276608</text:p>
          </table:table-cell>
          <table:table-cell office:value-type="float" office:value="66366.477" calcext:value-type="float">
            <text:p>66366</text:p>
          </table:table-cell>
          <table:table-cell office:value-type="string" calcext:value-type="string">
            <text:p>Tarazona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XJ003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73113696" calcext:value-type="float">
            <text:p>73113696</text:p>
          </table:table-cell>
          <table:table-cell office:value-type="float" office:value="35987.469" calcext:value-type="float">
            <text:p>35987</text:p>
          </table:table-cell>
          <table:table-cell office:value-type="string" calcext:value-type="string">
            <text:p>Madrigueras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XJ003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08496200" calcext:value-type="float">
            <text:p>108496200</text:p>
          </table:table-cell>
          <table:table-cell office:value-type="float" office:value="47594.938" calcext:value-type="float">
            <text:p>47595</text:p>
          </table:table-cell>
          <table:table-cell office:value-type="string" calcext:value-type="string">
            <text:p>Mahora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XJ003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24003062" calcext:value-type="float">
            <text:p>24003062</text:p>
          </table:table-cell>
          <table:table-cell office:value-type="float" office:value="25009.578" calcext:value-type="float">
            <text:p>25010</text:p>
          </table:table-cell>
          <table:table-cell office:value-type="string" calcext:value-type="string">
            <text:p>Motilleja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XJ003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XJ003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70716440" calcext:value-type="float">
            <text:p>70716440</text:p>
          </table:table-cell>
          <table:table-cell office:value-type="float" office:value="42335.074" calcext:value-type="float">
            <text:p>42335</text:p>
          </table:table-cell>
          <table:table-cell office:value-type="string" calcext:value-type="string">
            <text:p>Valdeganga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XJ103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08730936" calcext:value-type="float">
            <text:p>108730936</text:p>
          </table:table-cell>
          <table:table-cell office:value-type="float" office:value="64410.219" calcext:value-type="float">
            <text:p>64410</text:p>
          </table:table-cell>
          <table:table-cell office:value-type="string" calcext:value-type="string">
            <text:p>Fuentealbilla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XJ103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08496200" calcext:value-type="float">
            <text:p>108496200</text:p>
          </table:table-cell>
          <table:table-cell office:value-type="float" office:value="47594.938" calcext:value-type="float">
            <text:p>47595</text:p>
          </table:table-cell>
          <table:table-cell office:value-type="string" calcext:value-type="string">
            <text:p>Mahora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XJ103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27778790" calcext:value-type="float">
            <text:p>27778790</text:p>
          </table:table-cell>
          <table:table-cell office:value-type="float" office:value="24950.346" calcext:value-type="float">
            <text:p>24950</text:p>
          </table:table-cell>
          <table:table-cell office:value-type="string" calcext:value-type="string">
            <text:p>Golosalvo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XJ103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246308608" calcext:value-type="float">
            <text:p>1246308608</text:p>
          </table:table-cell>
          <table:table-cell office:value-type="float" office:value="218528.281" calcext:value-type="float">
            <text:p>218528</text:p>
          </table:table-cell>
          <table:table-cell office:value-type="string" calcext:value-type="string">
            <text:p>Albacet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XJ103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70716440" calcext:value-type="float">
            <text:p>70716440</text:p>
          </table:table-cell>
          <table:table-cell office:value-type="float" office:value="42335.074" calcext:value-type="float">
            <text:p>42335</text:p>
          </table:table-cell>
          <table:table-cell office:value-type="string" calcext:value-type="string">
            <text:p>Valdeganga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XJ103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88628360" calcext:value-type="float">
            <text:p>88628360</text:p>
          </table:table-cell>
          <table:table-cell office:value-type="float" office:value="42919.164" calcext:value-type="float">
            <text:p>42919</text:p>
          </table:table-cell>
          <table:table-cell office:value-type="string" calcext:value-type="string">
            <text:p>Casas de Juan Núñez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XJ103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67471806.75" calcext:value-type="float">
            <text:p>67471807</text:p>
          </table:table-cell>
          <table:table-cell office:value-type="float" office:value="54669.436" calcext:value-type="float">
            <text:p>54669</text:p>
          </table:table-cell>
          <table:table-cell office:value-type="string" calcext:value-type="string">
            <text:p>Jorquera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XJ203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08730936" calcext:value-type="float">
            <text:p>108730936</text:p>
          </table:table-cell>
          <table:table-cell office:value-type="float" office:value="64410.219" calcext:value-type="float">
            <text:p>64410</text:p>
          </table:table-cell>
          <table:table-cell office:value-type="string" calcext:value-type="string">
            <text:p>Fuentealbilla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XJ203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30486498" calcext:value-type="float">
            <text:p>30486498</text:p>
          </table:table-cell>
          <table:table-cell office:value-type="float" office:value="25113.816" calcext:value-type="float">
            <text:p>25114</text:p>
          </table:table-cell>
          <table:table-cell office:value-type="string" calcext:value-type="string">
            <text:p>Abengibr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XJ203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29289688" calcext:value-type="float">
            <text:p>29289688</text:p>
          </table:table-cell>
          <table:table-cell office:value-type="float" office:value="38796.25" calcext:value-type="float">
            <text:p>38796</text:p>
          </table:table-cell>
          <table:table-cell office:value-type="string" calcext:value-type="string">
            <text:p>La Recueja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XJ203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70716440" calcext:value-type="float">
            <text:p>70716440</text:p>
          </table:table-cell>
          <table:table-cell office:value-type="float" office:value="42335.074" calcext:value-type="float">
            <text:p>42335</text:p>
          </table:table-cell>
          <table:table-cell office:value-type="string" calcext:value-type="string">
            <text:p>Valdeganga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XJ203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35542684" calcext:value-type="float">
            <text:p>35542684</text:p>
          </table:table-cell>
          <table:table-cell office:value-type="float" office:value="29854.826" calcext:value-type="float">
            <text:p>29855</text:p>
          </table:table-cell>
          <table:table-cell office:value-type="string" calcext:value-type="string">
            <text:p>Villavaliente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XJ203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88628360" calcext:value-type="float">
            <text:p>88628360</text:p>
          </table:table-cell>
          <table:table-cell office:value-type="float" office:value="42919.164" calcext:value-type="float">
            <text:p>42919</text:p>
          </table:table-cell>
          <table:table-cell office:value-type="string" calcext:value-type="string">
            <text:p>Casas de Juan Núñez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XJ203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67471806.75" calcext:value-type="float">
            <text:p>67471807</text:p>
          </table:table-cell>
          <table:table-cell office:value-type="float" office:value="54669.436" calcext:value-type="float">
            <text:p>54669</text:p>
          </table:table-cell>
          <table:table-cell office:value-type="string" calcext:value-type="string">
            <text:p>Jorquera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J303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46144288" calcext:value-type="float">
            <text:p>146144288</text:p>
          </table:table-cell>
          <table:table-cell office:value-type="float" office:value="51188.797" calcext:value-type="float">
            <text:p>51189</text:p>
          </table:table-cell>
          <table:table-cell office:value-type="string" calcext:value-type="string">
            <text:p>Alcalá del Júcar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J303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29289688" calcext:value-type="float">
            <text:p>29289688</text:p>
          </table:table-cell>
          <table:table-cell office:value-type="float" office:value="38796.25" calcext:value-type="float">
            <text:p>38796</text:p>
          </table:table-cell>
          <table:table-cell office:value-type="string" calcext:value-type="string">
            <text:p>La Recueja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J303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35542684" calcext:value-type="float">
            <text:p>35542684</text:p>
          </table:table-cell>
          <table:table-cell office:value-type="float" office:value="29854.826" calcext:value-type="float">
            <text:p>29855</text:p>
          </table:table-cell>
          <table:table-cell office:value-type="string" calcext:value-type="string">
            <text:p>Villavaliente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J303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64215400" calcext:value-type="float">
            <text:p>64215400</text:p>
          </table:table-cell>
          <table:table-cell office:value-type="float" office:value="38049.855" calcext:value-type="float">
            <text:p>38050</text:p>
          </table:table-cell>
          <table:table-cell office:value-type="string" calcext:value-type="string">
            <text:p>Alatoz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J303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67471806.75" calcext:value-type="float">
            <text:p>67471807</text:p>
          </table:table-cell>
          <table:table-cell office:value-type="float" office:value="54669.436" calcext:value-type="float">
            <text:p>54669</text:p>
          </table:table-cell>
          <table:table-cell office:value-type="string" calcext:value-type="string">
            <text:p>Jorquera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XJ403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24327128" calcext:value-type="float">
            <text:p>124327128</text:p>
          </table:table-cell>
          <table:table-cell office:value-type="float" office:value="65314.055" calcext:value-type="float">
            <text:p>65314</text:p>
          </table:table-cell>
          <table:table-cell office:value-type="string" calcext:value-type="string">
            <text:p>Casas de Ves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XJ403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146144288" calcext:value-type="float">
            <text:p>146144288</text:p>
          </table:table-cell>
          <table:table-cell office:value-type="float" office:value="51188.797" calcext:value-type="float">
            <text:p>51189</text:p>
          </table:table-cell>
          <table:table-cell office:value-type="string" calcext:value-type="string">
            <text:p>Alcalá del Júcar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XJ403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57680576" calcext:value-type="float">
            <text:p>57680576</text:p>
          </table:table-cell>
          <table:table-cell office:value-type="float" office:value="34491.133" calcext:value-type="float">
            <text:p>34491</text:p>
          </table:table-cell>
          <table:table-cell office:value-type="string" calcext:value-type="string">
            <text:p>Villa de Ves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XJ403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74181208" calcext:value-type="float">
            <text:p>74181208</text:p>
          </table:table-cell>
          <table:table-cell office:value-type="float" office:value="38798.227" calcext:value-type="float">
            <text:p>38798</text:p>
          </table:table-cell>
          <table:table-cell office:value-type="string" calcext:value-type="string">
            <text:p>Carcelen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XJ403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64215400" calcext:value-type="float">
            <text:p>64215400</text:p>
          </table:table-cell>
          <table:table-cell office:value-type="float" office:value="38049.855" calcext:value-type="float">
            <text:p>38050</text:p>
          </table:table-cell>
          <table:table-cell office:value-type="string" calcext:value-type="string">
            <text:p>Alatoz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XJ503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57680576" calcext:value-type="float">
            <text:p>57680576</text:p>
          </table:table-cell>
          <table:table-cell office:value-type="float" office:value="34491.133" calcext:value-type="float">
            <text:p>34491</text:p>
          </table:table-cell>
          <table:table-cell office:value-type="string" calcext:value-type="string">
            <text:p>Villa de Ves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XJ503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35000" calcext:value-type="float">
            <text:p>4335000</text:p>
          </table:table-cell>
          <table:table-cell office:value-type="float" office:value="74181208" calcext:value-type="float">
            <text:p>74181208</text:p>
          </table:table-cell>
          <table:table-cell office:value-type="float" office:value="38798.227" calcext:value-type="float">
            <text:p>38798</text:p>
          </table:table-cell>
          <table:table-cell office:value-type="string" calcext:value-type="string">
            <text:p>Carcelen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J104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J204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J304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WJ404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J504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J504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69929840" calcext:value-type="float">
            <text:p>69929840</text:p>
          </table:table-cell>
          <table:table-cell office:value-type="float" office:value="44424.977" calcext:value-type="float">
            <text:p>44425</text:p>
          </table:table-cell>
          <table:table-cell office:value-type="string" calcext:value-type="string">
            <text:p>Minaya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WJ604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69929840" calcext:value-type="float">
            <text:p>69929840</text:p>
          </table:table-cell>
          <table:table-cell office:value-type="float" office:value="44424.977" calcext:value-type="float">
            <text:p>44425</text:p>
          </table:table-cell>
          <table:table-cell office:value-type="string" calcext:value-type="string">
            <text:p>Minaya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WJ604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401752352" calcext:value-type="float">
            <text:p>401752352</text:p>
          </table:table-cell>
          <table:table-cell office:value-type="float" office:value="127846.031" calcext:value-type="float">
            <text:p>127846</text:p>
          </table:table-cell>
          <table:table-cell office:value-type="string" calcext:value-type="string">
            <text:p>La Roda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J704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401752352" calcext:value-type="float">
            <text:p>401752352</text:p>
          </table:table-cell>
          <table:table-cell office:value-type="float" office:value="127846.031" calcext:value-type="float">
            <text:p>127846</text:p>
          </table:table-cell>
          <table:table-cell office:value-type="string" calcext:value-type="string">
            <text:p>La Roda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J704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24025312" calcext:value-type="float">
            <text:p>24025312</text:p>
          </table:table-cell>
          <table:table-cell office:value-type="float" office:value="25326.617" calcext:value-type="float">
            <text:p>25327</text:p>
          </table:table-cell>
          <table:table-cell office:value-type="string" calcext:value-type="string">
            <text:p>Fuensanta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J804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48468152" calcext:value-type="float">
            <text:p>48468152</text:p>
          </table:table-cell>
          <table:table-cell office:value-type="float" office:value="32420.902" calcext:value-type="float">
            <text:p>32421</text:p>
          </table:table-cell>
          <table:table-cell office:value-type="string" calcext:value-type="string">
            <text:p>Villalgordo del Júcar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J804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212276608" calcext:value-type="float">
            <text:p>212276608</text:p>
          </table:table-cell>
          <table:table-cell office:value-type="float" office:value="66366.477" calcext:value-type="float">
            <text:p>66366</text:p>
          </table:table-cell>
          <table:table-cell office:value-type="string" calcext:value-type="string">
            <text:p>Tarazona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J804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401752352" calcext:value-type="float">
            <text:p>401752352</text:p>
          </table:table-cell>
          <table:table-cell office:value-type="float" office:value="127846.031" calcext:value-type="float">
            <text:p>127846</text:p>
          </table:table-cell>
          <table:table-cell office:value-type="string" calcext:value-type="string">
            <text:p>La Roda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J804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24025312" calcext:value-type="float">
            <text:p>24025312</text:p>
          </table:table-cell>
          <table:table-cell office:value-type="float" office:value="25326.617" calcext:value-type="float">
            <text:p>25327</text:p>
          </table:table-cell>
          <table:table-cell office:value-type="string" calcext:value-type="string">
            <text:p>Fuensanta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J904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212276608" calcext:value-type="float">
            <text:p>212276608</text:p>
          </table:table-cell>
          <table:table-cell office:value-type="float" office:value="66366.477" calcext:value-type="float">
            <text:p>66366</text:p>
          </table:table-cell>
          <table:table-cell office:value-type="string" calcext:value-type="string">
            <text:p>Tarazona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J904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73113696" calcext:value-type="float">
            <text:p>73113696</text:p>
          </table:table-cell>
          <table:table-cell office:value-type="float" office:value="35987.469" calcext:value-type="float">
            <text:p>35987</text:p>
          </table:table-cell>
          <table:table-cell office:value-type="string" calcext:value-type="string">
            <text:p>Madrigueras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XJ004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41522724" calcext:value-type="float">
            <text:p>41522724</text:p>
          </table:table-cell>
          <table:table-cell office:value-type="float" office:value="25961.164" calcext:value-type="float">
            <text:p>25961</text:p>
          </table:table-cell>
          <table:table-cell office:value-type="string" calcext:value-type="string">
            <text:p>Navas de Jorquera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XJ004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73113696" calcext:value-type="float">
            <text:p>73113696</text:p>
          </table:table-cell>
          <table:table-cell office:value-type="float" office:value="35987.469" calcext:value-type="float">
            <text:p>35987</text:p>
          </table:table-cell>
          <table:table-cell office:value-type="string" calcext:value-type="string">
            <text:p>Madrigueras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XJ004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108496200" calcext:value-type="float">
            <text:p>108496200</text:p>
          </table:table-cell>
          <table:table-cell office:value-type="float" office:value="47594.938" calcext:value-type="float">
            <text:p>47595</text:p>
          </table:table-cell>
          <table:table-cell office:value-type="string" calcext:value-type="string">
            <text:p>Mahora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XJ004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24003062" calcext:value-type="float">
            <text:p>24003062</text:p>
          </table:table-cell>
          <table:table-cell office:value-type="float" office:value="25009.578" calcext:value-type="float">
            <text:p>25010</text:p>
          </table:table-cell>
          <table:table-cell office:value-type="string" calcext:value-type="string">
            <text:p>Motilleja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XJ104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62913984" calcext:value-type="float">
            <text:p>62913984</text:p>
          </table:table-cell>
          <table:table-cell office:value-type="float" office:value="34415.137" calcext:value-type="float">
            <text:p>34415</text:p>
          </table:table-cell>
          <table:table-cell office:value-type="string" calcext:value-type="string">
            <text:p>Cenizate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XJ104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41522724" calcext:value-type="float">
            <text:p>41522724</text:p>
          </table:table-cell>
          <table:table-cell office:value-type="float" office:value="25961.164" calcext:value-type="float">
            <text:p>25961</text:p>
          </table:table-cell>
          <table:table-cell office:value-type="string" calcext:value-type="string">
            <text:p>Navas de Jorquera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XJ104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108730936" calcext:value-type="float">
            <text:p>108730936</text:p>
          </table:table-cell>
          <table:table-cell office:value-type="float" office:value="64410.219" calcext:value-type="float">
            <text:p>64410</text:p>
          </table:table-cell>
          <table:table-cell office:value-type="string" calcext:value-type="string">
            <text:p>Fuentealbilla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XJ104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108496200" calcext:value-type="float">
            <text:p>108496200</text:p>
          </table:table-cell>
          <table:table-cell office:value-type="float" office:value="47594.938" calcext:value-type="float">
            <text:p>47595</text:p>
          </table:table-cell>
          <table:table-cell office:value-type="string" calcext:value-type="string">
            <text:p>Mahora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XJ104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27778790" calcext:value-type="float">
            <text:p>27778790</text:p>
          </table:table-cell>
          <table:table-cell office:value-type="float" office:value="24950.346" calcext:value-type="float">
            <text:p>24950</text:p>
          </table:table-cell>
          <table:table-cell office:value-type="string" calcext:value-type="string">
            <text:p>Golosalvo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XJ204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102748672" calcext:value-type="float">
            <text:p>102748672</text:p>
          </table:table-cell>
          <table:table-cell office:value-type="float" office:value="54072.133" calcext:value-type="float">
            <text:p>54072</text:p>
          </table:table-cell>
          <table:table-cell office:value-type="string" calcext:value-type="string">
            <text:p>Casas Ibáñez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XJ204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108730936" calcext:value-type="float">
            <text:p>108730936</text:p>
          </table:table-cell>
          <table:table-cell office:value-type="float" office:value="64410.219" calcext:value-type="float">
            <text:p>64410</text:p>
          </table:table-cell>
          <table:table-cell office:value-type="string" calcext:value-type="string">
            <text:p>Fuentealbilla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XJ204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27778790" calcext:value-type="float">
            <text:p>27778790</text:p>
          </table:table-cell>
          <table:table-cell office:value-type="float" office:value="24950.346" calcext:value-type="float">
            <text:p>24950</text:p>
          </table:table-cell>
          <table:table-cell office:value-type="string" calcext:value-type="string">
            <text:p>Golosalvo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XJ204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30486498" calcext:value-type="float">
            <text:p>30486498</text:p>
          </table:table-cell>
          <table:table-cell office:value-type="float" office:value="25113.816" calcext:value-type="float">
            <text:p>25114</text:p>
          </table:table-cell>
          <table:table-cell office:value-type="string" calcext:value-type="string">
            <text:p>Abengibr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XJ204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29289688" calcext:value-type="float">
            <text:p>29289688</text:p>
          </table:table-cell>
          <table:table-cell office:value-type="float" office:value="38796.25" calcext:value-type="float">
            <text:p>38796</text:p>
          </table:table-cell>
          <table:table-cell office:value-type="string" calcext:value-type="string">
            <text:p>La Recueja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XJ204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67471806.75" calcext:value-type="float">
            <text:p>67471807</text:p>
          </table:table-cell>
          <table:table-cell office:value-type="float" office:value="54669.436" calcext:value-type="float">
            <text:p>54669</text:p>
          </table:table-cell>
          <table:table-cell office:value-type="string" calcext:value-type="string">
            <text:p>Jorquera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XJ30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102748672" calcext:value-type="float">
            <text:p>102748672</text:p>
          </table:table-cell>
          <table:table-cell office:value-type="float" office:value="54072.133" calcext:value-type="float">
            <text:p>54072</text:p>
          </table:table-cell>
          <table:table-cell office:value-type="string" calcext:value-type="string">
            <text:p>Casas Ibáñez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XJ30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72068344" calcext:value-type="float">
            <text:p>72068344</text:p>
          </table:table-cell>
          <table:table-cell office:value-type="float" office:value="36788.254" calcext:value-type="float">
            <text:p>36788</text:p>
          </table:table-cell>
          <table:table-cell office:value-type="string" calcext:value-type="string">
            <text:p>Alborea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XJ30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108730936" calcext:value-type="float">
            <text:p>108730936</text:p>
          </table:table-cell>
          <table:table-cell office:value-type="float" office:value="64410.219" calcext:value-type="float">
            <text:p>64410</text:p>
          </table:table-cell>
          <table:table-cell office:value-type="string" calcext:value-type="string">
            <text:p>Fuentealbilla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XJ30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146144288" calcext:value-type="float">
            <text:p>146144288</text:p>
          </table:table-cell>
          <table:table-cell office:value-type="float" office:value="51188.797" calcext:value-type="float">
            <text:p>51189</text:p>
          </table:table-cell>
          <table:table-cell office:value-type="string" calcext:value-type="string">
            <text:p>Alcalá del Júcar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XJ30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30486498" calcext:value-type="float">
            <text:p>30486498</text:p>
          </table:table-cell>
          <table:table-cell office:value-type="float" office:value="25113.816" calcext:value-type="float">
            <text:p>25114</text:p>
          </table:table-cell>
          <table:table-cell office:value-type="string" calcext:value-type="string">
            <text:p>Abengibr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XJ30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29289688" calcext:value-type="float">
            <text:p>29289688</text:p>
          </table:table-cell>
          <table:table-cell office:value-type="float" office:value="38796.25" calcext:value-type="float">
            <text:p>38796</text:p>
          </table:table-cell>
          <table:table-cell office:value-type="string" calcext:value-type="string">
            <text:p>La Recueja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XJ404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72068344" calcext:value-type="float">
            <text:p>72068344</text:p>
          </table:table-cell>
          <table:table-cell office:value-type="float" office:value="36788.254" calcext:value-type="float">
            <text:p>36788</text:p>
          </table:table-cell>
          <table:table-cell office:value-type="string" calcext:value-type="string">
            <text:p>Alborea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XJ404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124327128" calcext:value-type="float">
            <text:p>124327128</text:p>
          </table:table-cell>
          <table:table-cell office:value-type="float" office:value="65314.055" calcext:value-type="float">
            <text:p>65314</text:p>
          </table:table-cell>
          <table:table-cell office:value-type="string" calcext:value-type="string">
            <text:p>Casas de Ves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XJ404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75631936" calcext:value-type="float">
            <text:p>75631936</text:p>
          </table:table-cell>
          <table:table-cell office:value-type="float" office:value="38913.629" calcext:value-type="float">
            <text:p>38914</text:p>
          </table:table-cell>
          <table:table-cell office:value-type="string" calcext:value-type="string">
            <text:p>Balsa de Ves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XJ404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146144288" calcext:value-type="float">
            <text:p>146144288</text:p>
          </table:table-cell>
          <table:table-cell office:value-type="float" office:value="51188.797" calcext:value-type="float">
            <text:p>51189</text:p>
          </table:table-cell>
          <table:table-cell office:value-type="string" calcext:value-type="string">
            <text:p>Alcalá del Júcar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XJ404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57680576" calcext:value-type="float">
            <text:p>57680576</text:p>
          </table:table-cell>
          <table:table-cell office:value-type="float" office:value="34491.133" calcext:value-type="float">
            <text:p>34491</text:p>
          </table:table-cell>
          <table:table-cell office:value-type="string" calcext:value-type="string">
            <text:p>Villa de Ves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XJ504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124327128" calcext:value-type="float">
            <text:p>124327128</text:p>
          </table:table-cell>
          <table:table-cell office:value-type="float" office:value="65314.055" calcext:value-type="float">
            <text:p>65314</text:p>
          </table:table-cell>
          <table:table-cell office:value-type="string" calcext:value-type="string">
            <text:p>Casas de Ves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XJ504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75631936" calcext:value-type="float">
            <text:p>75631936</text:p>
          </table:table-cell>
          <table:table-cell office:value-type="float" office:value="38913.629" calcext:value-type="float">
            <text:p>38914</text:p>
          </table:table-cell>
          <table:table-cell office:value-type="string" calcext:value-type="string">
            <text:p>Balsa de Ves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XJ504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57680576" calcext:value-type="float">
            <text:p>57680576</text:p>
          </table:table-cell>
          <table:table-cell office:value-type="float" office:value="34491.133" calcext:value-type="float">
            <text:p>34491</text:p>
          </table:table-cell>
          <table:table-cell office:value-type="string" calcext:value-type="string">
            <text:p>Villa de Ves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J205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J305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WJ405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861775232" calcext:value-type="float">
            <text:p>861775232</text:p>
          </table:table-cell>
          <table:table-cell office:value-type="float" office:value="140648" calcext:value-type="float">
            <text:p>140648</text:p>
          </table:table-cell>
          <table:table-cell office:value-type="string" calcext:value-type="string">
            <text:p>Villarrobledo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J705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48468152" calcext:value-type="float">
            <text:p>48468152</text:p>
          </table:table-cell>
          <table:table-cell office:value-type="float" office:value="32420.902" calcext:value-type="float">
            <text:p>32421</text:p>
          </table:table-cell>
          <table:table-cell office:value-type="string" calcext:value-type="string">
            <text:p>Villalgordo del Júcar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J805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48468152" calcext:value-type="float">
            <text:p>48468152</text:p>
          </table:table-cell>
          <table:table-cell office:value-type="float" office:value="32420.902" calcext:value-type="float">
            <text:p>32421</text:p>
          </table:table-cell>
          <table:table-cell office:value-type="string" calcext:value-type="string">
            <text:p>Villalgordo del Júcar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J805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212276608" calcext:value-type="float">
            <text:p>212276608</text:p>
          </table:table-cell>
          <table:table-cell office:value-type="float" office:value="66366.477" calcext:value-type="float">
            <text:p>66366</text:p>
          </table:table-cell>
          <table:table-cell office:value-type="string" calcext:value-type="string">
            <text:p>Tarazona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J905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212276608" calcext:value-type="float">
            <text:p>212276608</text:p>
          </table:table-cell>
          <table:table-cell office:value-type="float" office:value="66366.477" calcext:value-type="float">
            <text:p>66366</text:p>
          </table:table-cell>
          <table:table-cell office:value-type="string" calcext:value-type="string">
            <text:p>Tarazona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XJ005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41522724" calcext:value-type="float">
            <text:p>41522724</text:p>
          </table:table-cell>
          <table:table-cell office:value-type="float" office:value="25961.164" calcext:value-type="float">
            <text:p>25961</text:p>
          </table:table-cell>
          <table:table-cell office:value-type="string" calcext:value-type="string">
            <text:p>Navas de Jorquera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XJ105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127491552" calcext:value-type="float">
            <text:p>127491552</text:p>
          </table:table-cell>
          <table:table-cell office:value-type="float" office:value="62125.637" calcext:value-type="float">
            <text:p>62126</text:p>
          </table:table-cell>
          <table:table-cell office:value-type="string" calcext:value-type="string">
            <text:p>Villamalea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XJ105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62913984" calcext:value-type="float">
            <text:p>62913984</text:p>
          </table:table-cell>
          <table:table-cell office:value-type="float" office:value="34415.137" calcext:value-type="float">
            <text:p>34415</text:p>
          </table:table-cell>
          <table:table-cell office:value-type="string" calcext:value-type="string">
            <text:p>Cenizate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XJ105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41522724" calcext:value-type="float">
            <text:p>41522724</text:p>
          </table:table-cell>
          <table:table-cell office:value-type="float" office:value="25961.164" calcext:value-type="float">
            <text:p>25961</text:p>
          </table:table-cell>
          <table:table-cell office:value-type="string" calcext:value-type="string">
            <text:p>Navas de Jorquera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XJ105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108730936" calcext:value-type="float">
            <text:p>108730936</text:p>
          </table:table-cell>
          <table:table-cell office:value-type="float" office:value="64410.219" calcext:value-type="float">
            <text:p>64410</text:p>
          </table:table-cell>
          <table:table-cell office:value-type="string" calcext:value-type="string">
            <text:p>Fuentealbilla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XJ205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127491552" calcext:value-type="float">
            <text:p>127491552</text:p>
          </table:table-cell>
          <table:table-cell office:value-type="float" office:value="62125.637" calcext:value-type="float">
            <text:p>62126</text:p>
          </table:table-cell>
          <table:table-cell office:value-type="string" calcext:value-type="string">
            <text:p>Villamalea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XJ205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102748672" calcext:value-type="float">
            <text:p>102748672</text:p>
          </table:table-cell>
          <table:table-cell office:value-type="float" office:value="54072.133" calcext:value-type="float">
            <text:p>54072</text:p>
          </table:table-cell>
          <table:table-cell office:value-type="string" calcext:value-type="string">
            <text:p>Casas Ibáñez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XJ205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62913984" calcext:value-type="float">
            <text:p>62913984</text:p>
          </table:table-cell>
          <table:table-cell office:value-type="float" office:value="34415.137" calcext:value-type="float">
            <text:p>34415</text:p>
          </table:table-cell>
          <table:table-cell office:value-type="string" calcext:value-type="string">
            <text:p>Cenizate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XJ205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108730936" calcext:value-type="float">
            <text:p>108730936</text:p>
          </table:table-cell>
          <table:table-cell office:value-type="float" office:value="64410.219" calcext:value-type="float">
            <text:p>64410</text:p>
          </table:table-cell>
          <table:table-cell office:value-type="string" calcext:value-type="string">
            <text:p>Fuentealbilla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XJ305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127491552" calcext:value-type="float">
            <text:p>127491552</text:p>
          </table:table-cell>
          <table:table-cell office:value-type="float" office:value="62125.637" calcext:value-type="float">
            <text:p>62126</text:p>
          </table:table-cell>
          <table:table-cell office:value-type="string" calcext:value-type="string">
            <text:p>Villamalea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XJ305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102748672" calcext:value-type="float">
            <text:p>102748672</text:p>
          </table:table-cell>
          <table:table-cell office:value-type="float" office:value="54072.133" calcext:value-type="float">
            <text:p>54072</text:p>
          </table:table-cell>
          <table:table-cell office:value-type="string" calcext:value-type="string">
            <text:p>Casas Ibáñez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XJ305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72068344" calcext:value-type="float">
            <text:p>72068344</text:p>
          </table:table-cell>
          <table:table-cell office:value-type="float" office:value="36788.254" calcext:value-type="float">
            <text:p>36788</text:p>
          </table:table-cell>
          <table:table-cell office:value-type="string" calcext:value-type="string">
            <text:p>Alborea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XJ405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72068344" calcext:value-type="float">
            <text:p>72068344</text:p>
          </table:table-cell>
          <table:table-cell office:value-type="float" office:value="36788.254" calcext:value-type="float">
            <text:p>36788</text:p>
          </table:table-cell>
          <table:table-cell office:value-type="string" calcext:value-type="string">
            <text:p>Alborea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XJ405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18966654" calcext:value-type="float">
            <text:p>18966654</text:p>
          </table:table-cell>
          <table:table-cell office:value-type="float" office:value="21572.488" calcext:value-type="float">
            <text:p>21572</text:p>
          </table:table-cell>
          <table:table-cell office:value-type="string" calcext:value-type="string">
            <text:p>Villatoya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XJ405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124327128" calcext:value-type="float">
            <text:p>124327128</text:p>
          </table:table-cell>
          <table:table-cell office:value-type="float" office:value="65314.055" calcext:value-type="float">
            <text:p>65314</text:p>
          </table:table-cell>
          <table:table-cell office:value-type="string" calcext:value-type="string">
            <text:p>Casas de Ves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XJ505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124327128" calcext:value-type="float">
            <text:p>124327128</text:p>
          </table:table-cell>
          <table:table-cell office:value-type="float" office:value="65314.055" calcext:value-type="float">
            <text:p>65314</text:p>
          </table:table-cell>
          <table:table-cell office:value-type="string" calcext:value-type="string">
            <text:p>Casas de Ves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XJ505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55000" calcext:value-type="float">
            <text:p>4355000</text:p>
          </table:table-cell>
          <table:table-cell office:value-type="float" office:value="75631936" calcext:value-type="float">
            <text:p>75631936</text:p>
          </table:table-cell>
          <table:table-cell office:value-type="float" office:value="38913.629" calcext:value-type="float">
            <text:p>38914</text:p>
          </table:table-cell>
          <table:table-cell office:value-type="string" calcext:value-type="string">
            <text:p>Balsa de Ves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XJ206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65000" calcext:value-type="float">
            <text:p>4365000</text:p>
          </table:table-cell>
          <table:table-cell office:value-type="float" office:value="127491552" calcext:value-type="float">
            <text:p>127491552</text:p>
          </table:table-cell>
          <table:table-cell office:value-type="float" office:value="62125.637" calcext:value-type="float">
            <text:p>62126</text:p>
          </table:table-cell>
          <table:table-cell office:value-type="string" calcext:value-type="string">
            <text:p>Villamalea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XJ306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65000" calcext:value-type="float">
            <text:p>4365000</text:p>
          </table:table-cell>
          <table:table-cell office:value-type="float" office:value="127491552" calcext:value-type="float">
            <text:p>127491552</text:p>
          </table:table-cell>
          <table:table-cell office:value-type="float" office:value="62125.637" calcext:value-type="float">
            <text:p>62126</text:p>
          </table:table-cell>
          <table:table-cell office:value-type="string" calcext:value-type="string">
            <text:p>Villamalea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XJ306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65000" calcext:value-type="float">
            <text:p>4365000</text:p>
          </table:table-cell>
          <table:table-cell office:value-type="float" office:value="102748672" calcext:value-type="float">
            <text:p>102748672</text:p>
          </table:table-cell>
          <table:table-cell office:value-type="float" office:value="54072.133" calcext:value-type="float">
            <text:p>54072</text:p>
          </table:table-cell>
          <table:table-cell office:value-type="string" calcext:value-type="string">
            <text:p>Casas Ibáñez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Database" table:base-cell-address="$RedUTM10x10_AB_Union.$A$1" table:cell-range-address="$RedUTM10x10_AB_Union.$A$1:.$H$539"/>
        <table:named-range table:name="Excel_BuiltIn__FilterDatabase" table:base-cell-address="$RedUTM10x10_AB_Union.$A$1" table:cell-range-address="$RedUTM10x10_AB_Union.$A$1:.$H$5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dUTM10x10_5f_AB_5f_Union" style:display-name="PageStyle_RedUTM10x10_AB_Un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26T10:16:45</meta:creation-date>
    <dc:creator>victor </dc:creator>
    <dc:date>2014-12-13T16:23:50.905152400</dc:date>
    <meta:editing-cycles>3</meta:editing-cycles>
    <meta:editing-duration>PT14H54M46S</meta:editing-duration>
    <meta:document-statistic meta:table-count="1" meta:cell-count="4312" meta:object-count="0"/>
    <meta:generator>LibreOffice/4.2.7.2$Linux_X86_64 LibreOffice_project/420m0$Build-2</meta:generator>
  </office:meta>
</office:document-meta>
</file>